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821cm" table:align="left"/>
    </style:style>
    <style:style style:name="Table1.A" style:family="table-column">
      <style:table-column-properties style:column-width="3.062cm"/>
    </style:style>
    <style:style style:name="Table1.B" style:family="table-column">
      <style:table-column-properties style:column-width="6.759cm"/>
    </style:style>
    <style:style style:name="Table1.A1" style:family="table-cell">
      <style:table-cell-properties style:vertical-align="middle" fo:padding="0.049cm" fo:border="none"/>
    </style:style>
    <style:style style:name="Table2" style:family="table">
      <style:table-properties style:width="10.4cm" table:align="left"/>
    </style:style>
    <style:style style:name="Table2.A" style:family="table-column">
      <style:table-column-properties style:column-width="7.796cm"/>
    </style:style>
    <style:style style:name="Table2.B" style:family="table-column">
      <style:table-column-properties style:column-width="2.604cm"/>
    </style:style>
    <style:style style:name="Table2.A1" style:family="table-cell">
      <style:table-cell-properties style:vertical-align="middle" fo:padding="0.049cm" fo:border="none"/>
    </style:style>
    <style:style style:name="Table3" style:family="table">
      <style:table-properties style:width="10.423cm" table:align="left"/>
    </style:style>
    <style:style style:name="Table3.A" style:family="table-column">
      <style:table-column-properties style:column-width="7.772cm"/>
    </style:style>
    <style:style style:name="Table3.B" style:family="table-column">
      <style:table-column-properties style:column-width="2.651cm"/>
    </style:style>
    <style:style style:name="Table3.A1" style:family="table-cell">
      <style:table-cell-properties style:vertical-align="middle" fo:padding="0.049cm" fo:border="none"/>
    </style:style>
    <style:style style:name="Table4" style:family="table">
      <style:table-properties style:width="10.294cm" table:align="left"/>
    </style:style>
    <style:style style:name="Table4.A" style:family="table-column">
      <style:table-column-properties style:column-width="7.599cm"/>
    </style:style>
    <style:style style:name="Table4.B" style:family="table-column">
      <style:table-column-properties style:column-width="2.695cm"/>
    </style:style>
    <style:style style:name="Table4.A1" style:family="table-cell">
      <style:table-cell-properties style:vertical-align="middle" fo:padding="0.049cm" fo:border="none"/>
    </style:style>
    <style:style style:name="Table5" style:family="table">
      <style:table-properties style:width="10.299cm" table:align="left"/>
    </style:style>
    <style:style style:name="Table5.A" style:family="table-column">
      <style:table-column-properties style:column-width="7.648cm"/>
    </style:style>
    <style:style style:name="Table5.B" style:family="table-column">
      <style:table-column-properties style:column-width="2.651cm"/>
    </style:style>
    <style:style style:name="Table5.A1" style:family="table-cell">
      <style:table-cell-properties style:vertical-align="middle" fo:padding="0.049cm" fo:border="none"/>
    </style:style>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5.667cm" style:rel-column-width="21845*"/>
    </style:style>
    <style:style style:name="Table6.C" style:family="table-column">
      <style:table-column-properties style:column-width="5.667cm" style:rel-column-width="21846*"/>
    </style:style>
    <style:style style:name="Table6.1" style:family="table-row">
      <style:table-row-properties style:min-row-height="0.803cm"/>
    </style:style>
    <style:style style:name="Table6.A1" style:family="table-cell">
      <style:table-cell-properties fo:padding="0cm" fo:border="none" style:writing-mode="page"/>
    </style:style>
    <style:style style:name="Table7" style:family="table">
      <style:table-properties style:width="17cm" table:align="left"/>
    </style:style>
    <style:style style:name="Table7.A" style:family="table-column">
      <style:table-column-properties style:column-width="2.524cm"/>
    </style:style>
    <style:style style:name="Table7.B" style:family="table-column">
      <style:table-column-properties style:column-width="14.476cm"/>
    </style:style>
    <style:style style:name="Table7.A1" style:family="table-cell">
      <style:table-cell-properties style:vertical-align="middle" fo:padding="0.049cm" fo:border="none"/>
    </style:style>
    <style:style style:name="Table8" style:family="table">
      <style:table-properties style:width="7.705cm" table:align="left"/>
    </style:style>
    <style:style style:name="Table8.A" style:family="table-column">
      <style:table-column-properties style:column-width="1.893cm"/>
    </style:style>
    <style:style style:name="Table8.B" style:family="table-column">
      <style:table-column-properties style:column-width="3.209cm"/>
    </style:style>
    <style:style style:name="Table8.C" style:family="table-column">
      <style:table-column-properties style:column-width="2.604cm"/>
    </style:style>
    <style:style style:name="Table8.A1" style:family="table-cell">
      <style:table-cell-properties style:vertical-align="middle" fo:padding="0.049cm" fo:border="none"/>
    </style:style>
    <style:style style:name="Table9" style:family="table">
      <style:table-properties style:width="7.705cm" table:align="left"/>
    </style:style>
    <style:style style:name="Table9.A" style:family="table-column">
      <style:table-column-properties style:column-width="1.907cm"/>
    </style:style>
    <style:style style:name="Table9.B" style:family="table-column">
      <style:table-column-properties style:column-width="3.194cm"/>
    </style:style>
    <style:style style:name="Table9.C" style:family="table-column">
      <style:table-column-properties style:column-width="2.604cm"/>
    </style:style>
    <style:style style:name="Table9.A1" style:family="table-cell">
      <style:table-cell-properties style:vertical-align="middle" fo:padding="0.049cm" fo:border="none"/>
    </style:style>
    <style:style style:name="Table10" style:family="table">
      <style:table-properties style:width="13.594cm" table:align="left"/>
    </style:style>
    <style:style style:name="Table10.A" style:family="table-column">
      <style:table-column-properties style:column-width="1.893cm"/>
    </style:style>
    <style:style style:name="Table10.B" style:family="table-column">
      <style:table-column-properties style:column-width="7.705cm"/>
    </style:style>
    <style:style style:name="Table10.C" style:family="table-column">
      <style:table-column-properties style:column-width="3.997cm"/>
    </style:style>
    <style:style style:name="Table10.A1" style:family="table-cell">
      <style:table-cell-properties style:vertical-align="middle" fo:padding="0.049cm" fo:border="none"/>
    </style:style>
    <style:style style:name="Table11" style:family="table">
      <style:table-properties style:width="13.614cm" table:align="left"/>
    </style:style>
    <style:style style:name="Table11.A" style:family="table-column">
      <style:table-column-properties style:column-width="1.907cm"/>
    </style:style>
    <style:style style:name="Table11.B" style:family="table-column">
      <style:table-column-properties style:column-width="7.662cm"/>
    </style:style>
    <style:style style:name="Table11.C" style:family="table-column">
      <style:table-column-properties style:column-width="4.045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893cm"/>
    </style:style>
    <style:style style:name="Table12.B" style:family="table-column">
      <style:table-column-properties style:column-width="12.714cm"/>
    </style:style>
    <style:style style:name="Table12.C" style:family="table-column">
      <style:table-column-properties style:column-width="2.394cm"/>
    </style:style>
    <style:style style:name="Table12.A1" style:family="table-cell">
      <style:table-cell-properties style:vertical-align="middle" fo:padding="0.049cm" fo:border="none"/>
    </style:style>
    <style:style style:name="Table13" style:family="table">
      <style:table-properties style:width="16.999cm" table:align="left"/>
    </style:style>
    <style:style style:name="Table13.A" style:family="table-column">
      <style:table-column-properties style:column-width="1.907cm"/>
    </style:style>
    <style:style style:name="Table13.B" style:family="table-column">
      <style:table-column-properties style:column-width="12.726cm"/>
    </style:style>
    <style:style style:name="Table13.C" style:family="table-column">
      <style:table-column-properties style:column-width="2.365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893cm"/>
    </style:style>
    <style:style style:name="Table14.B" style:family="table-column">
      <style:table-column-properties style:column-width="2.611cm"/>
    </style:style>
    <style:style style:name="Table14.C" style:family="table-column">
      <style:table-column-properties style:column-width="12.497cm"/>
    </style:style>
    <style:style style:name="Table14.A1" style:family="table-cell">
      <style:table-cell-properties style:vertical-align="middle" fo:padding="0.049cm" fo:border="none"/>
    </style:style>
    <style:style style:name="Table15" style:family="table">
      <style:table-properties style:width="17cm" table:align="margins"/>
    </style:style>
    <style:style style:name="Table15.A" style:family="table-column">
      <style:table-column-properties style:column-width="8.5cm" style:rel-column-width="32768*"/>
    </style:style>
    <style:style style:name="Table15.B" style:family="table-column">
      <style:table-column-properties style:column-width="8.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left="none" fo:border-right="0.05pt solid #000000" fo:border-top="0.05pt solid #000000" fo:border-bottom="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0.05pt solid #000000" fo:border-top="none" fo:border-bottom="0.05pt solid #000000"/>
    </style:style>
    <style:style style:name="Table16" style:family="table">
      <style:table-properties style:width="14.122cm" table:align="left"/>
    </style:style>
    <style:style style:name="Table16.A" style:family="table-column">
      <style:table-column-properties style:column-width="1.759cm"/>
    </style:style>
    <style:style style:name="Table16.B" style:family="table-column">
      <style:table-column-properties style:column-width="12.363cm"/>
    </style:style>
    <style:style style:name="Table16.A1" style:family="table-cell">
      <style:table-cell-properties style:vertical-align="middle" fo:padding="0.049cm" fo:border="none"/>
    </style:style>
    <style:style style:name="P1" style:family="paragraph" style:parent-style-name="Text_20_body">
      <style:text-properties officeooo:rsid="0011ed52" officeooo:paragraph-rsid="0011ed52"/>
    </style:style>
    <style:style style:name="P2" style:family="paragraph" style:parent-style-name="Text_20_body">
      <style:text-properties fo:font-size="14pt" fo:font-weight="bold" officeooo:rsid="0011ed52" officeooo:paragraph-rsid="0011ed52" style:font-size-asian="12.25pt" style:font-weight-asian="bold" style:font-size-complex="14pt" style:font-weight-complex="bold"/>
    </style:style>
    <style:style style:name="P3" style:family="paragraph" style:parent-style-name="Text_20_body">
      <style:text-properties fo:color="#000000" officeooo:paragraph-rsid="0011ed52"/>
    </style:style>
    <style:style style:name="P4" style:family="paragraph" style:parent-style-name="Text_20_body">
      <style:text-properties officeooo:paragraph-rsid="001308b2"/>
    </style:style>
    <style:style style:name="P5" style:family="paragraph" style:parent-style-name="Text_20_body">
      <style:text-properties officeooo:paragraph-rsid="0014e6e9"/>
    </style:style>
    <style:style style:name="P6" style:family="paragraph" style:parent-style-name="Text_20_body">
      <style:text-properties officeooo:rsid="0016a791" officeooo:paragraph-rsid="0016a791"/>
    </style:style>
    <style:style style:name="P7" style:family="paragraph" style:parent-style-name="Text_20_body">
      <style:text-properties officeooo:paragraph-rsid="001a3a3a"/>
    </style:style>
    <style:style style:name="P8" style:family="paragraph" style:parent-style-name="Text_20_body">
      <style:text-properties officeooo:paragraph-rsid="001b605b"/>
    </style:style>
    <style:style style:name="P9" style:family="paragraph" style:parent-style-name="Text_20_body">
      <style:text-properties officeooo:rsid="001f4d9c" officeooo:paragraph-rsid="001f4d9c"/>
    </style:style>
    <style:style style:name="P10" style:family="paragraph" style:parent-style-name="Text_20_body">
      <style:text-properties officeooo:paragraph-rsid="001f4d9c"/>
    </style:style>
    <style:style style:name="P11" style:family="paragraph" style:parent-style-name="Text_20_body">
      <style:text-properties fo:font-weight="bold" officeooo:rsid="0021775c" officeooo:paragraph-rsid="0021775c" style:font-weight-asian="bold" style:font-weight-complex="bold"/>
    </style:style>
    <style:style style:name="P12" style:family="paragraph" style:parent-style-name="Text_20_body">
      <style:text-properties officeooo:paragraph-rsid="0021775c"/>
    </style:style>
    <style:style style:name="P13" style:family="paragraph" style:parent-style-name="Standard">
      <style:paragraph-properties fo:margin-top="0cm" fo:margin-bottom="0cm" loext:contextual-spacing="false"/>
      <style:text-properties fo:font-size="2pt" style:font-size-asian="2pt" style:font-size-complex="2pt"/>
    </style:style>
    <style:style style:name="P14" style:family="paragraph" style:parent-style-name="Text_20_body">
      <style:paragraph-properties fo:margin-top="0cm" fo:margin-bottom="0cm" loext:contextual-spacing="false"/>
      <style:text-properties officeooo:rsid="002484c3" officeooo:paragraph-rsid="002484c3"/>
    </style:style>
    <style:style style:name="P15" style:family="paragraph" style:parent-style-name="Table_20_Contents">
      <style:text-properties fo:font-weight="bold" officeooo:rsid="001b605b" officeooo:paragraph-rsid="001b605b" style:font-weight-asian="bold" style:font-weight-complex="bold"/>
    </style:style>
    <style:style style:name="P16" style:family="paragraph" style:parent-style-name="Table_20_Contents">
      <style:text-properties fo:color="#000000"/>
    </style:style>
    <style:style style:name="P17" style:family="paragraph" style:parent-style-name="Table_20_Contents">
      <style:text-properties fo:color="#000000" officeooo:rsid="001b605b" officeooo:paragraph-rsid="001b605b"/>
    </style:style>
    <style:style style:name="P18" style:family="paragraph" style:parent-style-name="Table_20_Contents">
      <style:text-properties officeooo:paragraph-rsid="001e81a4"/>
    </style:style>
    <style:style style:name="P19" style:family="paragraph" style:parent-style-name="Heading_20_1">
      <style:text-properties officeooo:rsid="001f4d9c" officeooo:paragraph-rsid="001f4d9c"/>
    </style:style>
    <style:style style:name="P20" style:family="paragraph" style:parent-style-name="Heading_20_1">
      <style:text-properties fo:font-weight="bold" officeooo:rsid="0021775c" officeooo:paragraph-rsid="0021775c" style:font-weight-asian="bold" style:font-weight-complex="bold"/>
    </style:style>
    <style:style style:name="P21" style:family="paragraph" style:parent-style-name="Heading_20_1">
      <style:text-properties fo:color="#000000"/>
    </style:style>
    <style:style style:name="P22" style:family="paragraph" style:parent-style-name="Heading_20_1">
      <style:text-properties fo:color="#000000" officeooo:rsid="00266f22" officeooo:paragraph-rsid="00266f22"/>
    </style:style>
    <style:style style:name="P23" style:family="paragraph" style:parent-style-name="Heading_20_1">
      <style:text-properties fo:color="#000000" officeooo:rsid="002e10df" officeooo:paragraph-rsid="002e10df"/>
    </style:style>
    <style:style style:name="P24" style:family="paragraph" style:parent-style-name="Heading_20_2">
      <style:text-properties fo:color="#000000"/>
    </style:style>
    <style:style style:name="P25" style:family="paragraph" style:parent-style-name="Heading_20_2" style:list-style-name="L10">
      <style:text-properties fo:color="#000000"/>
    </style:style>
    <style:style style:name="P26" style:family="paragraph" style:parent-style-name="Heading_20_2">
      <style:text-properties fo:color="#000000" officeooo:rsid="00266f22" officeooo:paragraph-rsid="00266f22"/>
    </style:style>
    <style:style style:name="P27" style:family="paragraph" style:parent-style-name="Heading_20_2">
      <style:text-properties fo:color="#000000" officeooo:rsid="002e10df" officeooo:paragraph-rsid="002e10df"/>
    </style:style>
    <style:style style:name="P28" style:family="paragraph" style:parent-style-name="Heading_20_2" style:list-style-name="L21">
      <style:text-properties fo:color="#000000" officeooo:rsid="002e10df" officeooo:paragraph-rsid="002e10df"/>
    </style:style>
    <style:style style:name="P29" style:family="paragraph" style:parent-style-name="Heading_20_2">
      <style:text-properties officeooo:paragraph-rsid="001f4d9c"/>
    </style:style>
    <style:style style:name="P30" style:family="paragraph" style:parent-style-name="Heading_20_2">
      <style:text-properties fo:font-weight="bold" officeooo:rsid="0021775c" officeooo:paragraph-rsid="0021775c" style:font-weight-asian="bold" style:font-weight-complex="bold"/>
    </style:style>
    <style:style style:name="P31" style:family="paragraph" style:parent-style-name="Heading_20_2">
      <style:text-properties officeooo:rsid="002484c3" officeooo:paragraph-rsid="002484c3"/>
    </style:style>
    <style:style style:name="P32" style:family="paragraph" style:parent-style-name="Heading_20_2">
      <style:paragraph-properties fo:margin-top="0cm" fo:margin-bottom="0cm" loext:contextual-spacing="false"/>
      <style:text-properties officeooo:rsid="002484c3" officeooo:paragraph-rsid="002484c3"/>
    </style:style>
    <style:style style:name="P33" style:family="paragraph" style:parent-style-name="Heading_20_3">
      <style:text-properties officeooo:rsid="0011ed52" officeooo:paragraph-rsid="0011ed52"/>
    </style:style>
    <style:style style:name="P34" style:family="paragraph" style:parent-style-name="Heading_20_3">
      <style:text-properties officeooo:rsid="001308b2" officeooo:paragraph-rsid="001308b2"/>
    </style:style>
    <style:style style:name="P35" style:family="paragraph" style:parent-style-name="Heading_20_3">
      <style:text-properties officeooo:rsid="0014e6e9" officeooo:paragraph-rsid="0014e6e9"/>
    </style:style>
    <style:style style:name="P36" style:family="paragraph" style:parent-style-name="Heading_20_3">
      <style:text-properties officeooo:rsid="001b605b" officeooo:paragraph-rsid="001b605b"/>
    </style:style>
    <style:style style:name="P37" style:family="paragraph" style:parent-style-name="Standard" style:list-style-name="L3">
      <style:text-properties fo:language="en" fo:country="IN" officeooo:paragraph-rsid="0011ed52"/>
    </style:style>
    <style:style style:name="P38" style:family="paragraph" style:parent-style-name="Standard">
      <style:text-properties fo:color="#000000" officeooo:rsid="002e10df" officeooo:paragraph-rsid="002e10df"/>
    </style:style>
    <style:style style:name="P39" style:family="paragraph" style:parent-style-name="Table_20_Contents" style:list-style-name="L11">
      <style:text-properties officeooo:paragraph-rsid="001ceb8b"/>
    </style:style>
    <style:style style:name="P40" style:family="paragraph" style:parent-style-name="Table_20_Contents" style:list-style-name="L11">
      <style:text-properties officeooo:paragraph-rsid="001d534d"/>
    </style:style>
    <style:style style:name="P41" style:family="paragraph" style:parent-style-name="Table_20_Contents" style:list-style-name="L11">
      <style:text-properties officeooo:paragraph-rsid="001e81a4"/>
    </style:style>
    <style:style style:name="P42" style:family="paragraph" style:parent-style-name="Table_20_Contents" style:list-style-name="L11">
      <style:text-properties fo:color="#000000" officeooo:paragraph-rsid="001ceb8b"/>
    </style:style>
    <style:style style:name="P43" style:family="paragraph" style:parent-style-name="Table_20_Contents" style:list-style-name="L11">
      <style:text-properties fo:color="#000000" officeooo:rsid="001ceb8b" officeooo:paragraph-rsid="001ceb8b"/>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2">
      <style:text-properties officeooo:rsid="0011ed52" officeooo:paragraph-rsid="0011ed52"/>
    </style:style>
    <style:style style:name="P47" style:family="paragraph" style:parent-style-name="Text_20_body" style:list-style-name="L3">
      <style:text-properties officeooo:paragraph-rsid="0011ed52"/>
    </style:style>
    <style:style style:name="P48" style:family="paragraph" style:parent-style-name="Text_20_body">
      <style:text-properties fo:color="#000000"/>
    </style:style>
    <style:style style:name="P49" style:family="paragraph" style:parent-style-name="Text_20_body" style:list-style-name="L3">
      <style:text-properties fo:color="#000000" officeooo:paragraph-rsid="0011ed52"/>
    </style:style>
    <style:style style:name="P50" style:family="paragraph" style:parent-style-name="Text_20_body" style:list-style-name="L10">
      <style:text-properties fo:color="#000000"/>
    </style:style>
    <style:style style:name="P51" style:family="paragraph" style:parent-style-name="Text_20_body" style:list-style-name="L10">
      <style:text-properties fo:color="#000000" officeooo:rsid="001b59a2" officeooo:paragraph-rsid="001b59a2"/>
    </style:style>
    <style:style style:name="P52" style:family="paragraph" style:parent-style-name="Text_20_body" style:list-style-name="L16">
      <style:text-properties fo:color="#000000" officeooo:rsid="002484c3" officeooo:paragraph-rsid="002484c3"/>
    </style:style>
    <style:style style:name="P53" style:family="paragraph" style:parent-style-name="Text_20_body">
      <style:text-properties fo:color="#000000" officeooo:rsid="00266f22" officeooo:paragraph-rsid="00266f22"/>
    </style:style>
    <style:style style:name="P54" style:family="paragraph" style:parent-style-name="Text_20_body" style:list-style-name="L17">
      <style:text-properties fo:color="#000000" officeooo:rsid="00266f22" officeooo:paragraph-rsid="00266f22"/>
    </style:style>
    <style:style style:name="P55" style:family="paragraph" style:parent-style-name="Text_20_body" style:list-style-name="L18">
      <style:text-properties fo:color="#000000" officeooo:rsid="00266f22" officeooo:paragraph-rsid="00266f22"/>
    </style:style>
    <style:style style:name="P56" style:family="paragraph" style:parent-style-name="Text_20_body">
      <style:text-properties fo:color="#000000" officeooo:paragraph-rsid="00266f22"/>
    </style:style>
    <style:style style:name="P57" style:family="paragraph" style:parent-style-name="Text_20_body">
      <style:text-properties fo:color="#000000" officeooo:rsid="002e10df" officeooo:paragraph-rsid="002e10df"/>
    </style:style>
    <style:style style:name="P58" style:family="paragraph" style:parent-style-name="Text_20_body" style:list-style-name="L20">
      <style:text-properties fo:color="#000000" officeooo:rsid="002e10df" officeooo:paragraph-rsid="002e10df"/>
    </style:style>
    <style:style style:name="P59" style:family="paragraph" style:parent-style-name="Text_20_body" style:list-style-name="L21">
      <style:text-properties fo:color="#000000" officeooo:rsid="002e10df" officeooo:paragraph-rsid="002e10df"/>
    </style:style>
    <style:style style:name="P60" style:family="paragraph" style:parent-style-name="Text_20_body" style:list-style-name="L22">
      <style:text-properties fo:color="#000000" officeooo:rsid="002e10df" officeooo:paragraph-rsid="002e10df"/>
    </style:style>
    <style:style style:name="P61" style:family="paragraph" style:parent-style-name="Text_20_body" style:list-style-name="L19">
      <style:text-properties fo:color="#000000" officeooo:paragraph-rsid="002e10df"/>
    </style:style>
    <style:style style:name="P62" style:family="paragraph" style:parent-style-name="Text_20_body" style:list-style-name="L4"/>
    <style:style style:name="P63" style:family="paragraph" style:parent-style-name="Text_20_body" style:list-style-name="L4">
      <style:text-properties officeooo:paragraph-rsid="001308b2"/>
    </style:style>
    <style:style style:name="P64" style:family="paragraph" style:parent-style-name="Text_20_body" style:list-style-name="L4">
      <style:text-properties officeooo:rsid="00146384" officeooo:paragraph-rsid="00146384"/>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8">
      <style:text-properties officeooo:rsid="0016a791" officeooo:paragraph-rsid="0016a791"/>
    </style:style>
    <style:style style:name="P70" style:family="paragraph" style:parent-style-name="Text_20_body" style:list-style-name="L8">
      <style:text-properties officeooo:rsid="0016a791" officeooo:paragraph-rsid="001709d7"/>
    </style:style>
    <style:style style:name="P71" style:family="paragraph" style:parent-style-name="Text_20_body" style:list-style-name="L8">
      <style:text-properties officeooo:rsid="00196a0a" officeooo:paragraph-rsid="00196a0a"/>
    </style:style>
    <style:style style:name="P72" style:family="paragraph" style:parent-style-name="Text_20_body" style:list-style-name="L8">
      <style:text-properties fo:font-weight="normal" officeooo:rsid="00196a0a" officeooo:paragraph-rsid="00196a0a" style:font-weight-asian="normal" style:font-weight-complex="normal"/>
    </style:style>
    <style:style style:name="P73" style:family="paragraph" style:parent-style-name="Text_20_body">
      <style:text-properties fo:font-weight="normal" officeooo:rsid="0016a791" officeooo:paragraph-rsid="0016a791" style:font-weight-asian="normal" style:font-weight-complex="normal"/>
    </style:style>
    <style:style style:name="P74" style:family="paragraph" style:parent-style-name="Text_20_body" style:list-style-name="L8">
      <style:text-properties fo:font-weight="normal" officeooo:rsid="0016a791" officeooo:paragraph-rsid="0016a791" style:font-weight-asian="normal" style:font-weight-complex="normal"/>
    </style:style>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text-properties fo:color="#a52a2a" officeooo:rsid="001ceb8b" officeooo:paragraph-rsid="001ceb8b"/>
    </style:style>
    <style:style style:name="P78" style:family="paragraph" style:parent-style-name="Text_20_body" style:list-style-name="L11"/>
    <style:style style:name="P79" style:family="paragraph" style:parent-style-name="Text_20_body" style:list-style-name="L11">
      <style:text-properties officeooo:paragraph-rsid="001ceb8b"/>
    </style:style>
    <style:style style:name="P80" style:family="paragraph" style:parent-style-name="Text_20_body" style:list-style-name="L11">
      <style:text-properties officeooo:rsid="001f4d9c" officeooo:paragraph-rsid="001f4d9c"/>
    </style:style>
    <style:style style:name="P81" style:family="paragraph" style:parent-style-name="Text_20_body" style:list-style-name="L12">
      <style:text-properties officeooo:paragraph-rsid="001f4d9c"/>
    </style:style>
    <style:style style:name="P82" style:family="paragraph" style:parent-style-name="Text_20_body" style:list-style-name="L13">
      <style:text-properties fo:font-weight="bold" officeooo:rsid="0021775c" officeooo:paragraph-rsid="0021775c" style:font-weight-asian="bold" style:font-weight-complex="bold"/>
    </style:style>
    <style:style style:name="P83" style:family="paragraph" style:parent-style-name="Text_20_body" style:list-style-name="L14">
      <style:text-properties fo:font-weight="bold" officeooo:rsid="0021775c" officeooo:paragraph-rsid="0021775c" style:font-weight-asian="bold" style:font-weight-complex="bold"/>
    </style:style>
    <style:style style:name="P84" style:family="paragraph" style:parent-style-name="Text_20_body">
      <style:text-properties fo:font-weight="bold" officeooo:rsid="0021775c" officeooo:paragraph-rsid="0021775c" style:font-weight-asian="bold" style:font-weight-complex="bold"/>
    </style:style>
    <style:style style:name="P85" style:family="paragraph" style:parent-style-name="Text_20_body" style:list-style-name="L14"/>
    <style:style style:name="P86" style:family="paragraph" style:parent-style-name="Text_20_body">
      <style:text-properties officeooo:rsid="002484c3" officeooo:paragraph-rsid="002484c3"/>
    </style:style>
    <style:style style:name="P87" style:family="paragraph" style:parent-style-name="Text_20_body" style:list-style-name="L16">
      <style:text-properties officeooo:rsid="002484c3" officeooo:paragraph-rsid="002484c3"/>
    </style:style>
    <style:style style:name="P88" style:family="paragraph" style:parent-style-name="Text_20_body">
      <style:text-properties officeooo:paragraph-rsid="00266f22"/>
    </style:style>
    <style:style style:name="P89" style:family="paragraph" style:parent-style-name="Text_20_body">
      <style:text-properties officeooo:rsid="00266f22" officeooo:paragraph-rsid="00266f22"/>
    </style:style>
    <style:style style:name="P90" style:family="paragraph" style:parent-style-name="Text_20_body" style:list-style-name="L17">
      <style:text-properties officeooo:rsid="00266f22" officeooo:paragraph-rsid="00266f22"/>
    </style:style>
    <style:style style:name="P91" style:family="paragraph" style:parent-style-name="Text_20_body" style:list-style-name="L17">
      <style:text-properties officeooo:paragraph-rsid="002484c3"/>
    </style:style>
    <style:style style:name="P92" style:family="paragraph" style:parent-style-name="Text_20_body" style:list-style-name="L17">
      <style:text-properties officeooo:paragraph-rsid="00266f22"/>
    </style:style>
    <style:style style:name="P93" style:family="paragraph" style:parent-style-name="Text_20_body" style:list-style-name="L19">
      <style:text-properties officeooo:paragraph-rsid="002e10df"/>
    </style:style>
    <style:style style:name="P94" style:family="paragraph" style:parent-style-name="Text_20_body" style:list-style-name="L22">
      <style:text-properties officeooo:paragraph-rsid="002e10df"/>
    </style:style>
    <style:style style:name="P95" style:family="paragraph" style:parent-style-name="Text_20_body" style:list-style-name="L23"/>
    <style:style style:name="P96" style:family="paragraph" style:parent-style-name="Text_20_body">
      <style:paragraph-properties fo:margin-top="0cm" fo:margin-bottom="0cm" loext:contextual-spacing="false"/>
    </style:style>
    <style:style style:name="P97" style:family="paragraph" style:parent-style-name="Text_20_body" style:list-style-name="L15">
      <style:paragraph-properties fo:margin-top="0cm" fo:margin-bottom="0cm" loext:contextual-spacing="false"/>
      <style:text-properties officeooo:rsid="002484c3" officeooo:paragraph-rsid="002484c3"/>
    </style:style>
    <style:style style:name="P98" style:family="paragraph" style:parent-style-name="Text_20_body">
      <style:paragraph-properties fo:margin-top="0cm" fo:margin-bottom="0cm" loext:contextual-spacing="false"/>
      <style:text-properties fo:color="#000000" officeooo:rsid="002e10df"/>
    </style:style>
    <style:style style:name="P99" style:family="paragraph">
      <style:paragraph-properties fo:margin-top="0cm" fo:margin-bottom="0cm"/>
      <style:text-properties style:font-name="F" fo:font-size="12pt"/>
    </style:style>
    <style:style style:name="P100" style:family="paragraph">
      <loext:graphic-properties draw:fill="solid" draw:fill-color="#729fcf"/>
      <style:paragraph-properties fo:margin-top="0cm" fo:margin-bottom="0cm" style:writing-mode="lr-tb"/>
      <style:text-properties fo:color="#000000" style:font-name="F" fo:font-size="12pt"/>
    </style:style>
    <style:style style:name="P101" style:family="paragraph">
      <style:text-properties fo:color="#000000" style:font-name="F" fo:font-size="12pt"/>
    </style:style>
    <style:style style:name="P102" style:family="paragraph">
      <loext:graphic-properties draw:fill="solid" draw:fill-color="#729fcf"/>
      <style:paragraph-properties style:writing-mode="lr-tb"/>
      <style:text-properties fo:color="#000000" style:font-name="F" fo:font-size="12pt"/>
    </style:style>
    <style:style style:name="P103" style:family="paragraph">
      <loext:graphic-properties draw:fill="solid" draw:fill-color="#729fcf"/>
      <style:paragraph-properties style:writing-mode="lr-tb"/>
    </style:style>
    <style:style style:name="P104" style:family="paragraph">
      <loext:graphic-properties draw:fill="solid" draw:fill-color="#b4c7dc"/>
      <style:paragraph-properties style:writing-mode="lr-tb"/>
      <style:text-properties fo:font-size="12pt"/>
    </style:style>
    <style:style style:name="P105" style:family="paragraph">
      <loext:graphic-properties draw:fill="solid" draw:fill-color="#729fcf"/>
      <style:paragraph-properties style:writing-mode="lr-tb"/>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cd"/>
    </style:style>
    <style:style style:name="T4" style:family="text">
      <style:text-properties fo:color="#0000cd" officeooo:rsid="002e10df"/>
    </style:style>
    <style:style style:name="T5" style:family="text">
      <style:text-properties fo:color="#ff0000"/>
    </style:style>
    <style:style style:name="T6" style:family="text">
      <style:text-properties fo:color="#008000"/>
    </style:style>
    <style:style style:name="T7" style:family="text">
      <style:text-properties officeooo:rsid="0012c2c1"/>
    </style:style>
    <style:style style:name="T8" style:family="text">
      <style:text-properties fo:color="#a52a2a"/>
    </style:style>
    <style:style style:name="T9" style:family="text">
      <style:text-properties fo:color="#a52a2a" officeooo:rsid="002e10df"/>
    </style:style>
    <style:style style:name="T10" style:family="text">
      <style:text-properties fo:color="#000000"/>
    </style:style>
    <style:style style:name="T11" style:family="text">
      <style:text-properties fo:color="#000000" officeooo:rsid="001ceb8b"/>
    </style:style>
    <style:style style:name="T12" style:family="text">
      <style:text-properties fo:color="#000000" officeooo:rsid="001d534d"/>
    </style:style>
    <style:style style:name="T13" style:family="text">
      <style:text-properties fo:color="#000000" officeooo:rsid="00266f22"/>
    </style:style>
    <style:style style:name="T14" style:family="text">
      <style:text-properties fo:color="#000000" officeooo:rsid="002484c3"/>
    </style:style>
    <style:style style:name="T15" style:family="text">
      <style:text-properties fo:color="#000000" officeooo:rsid="0027b998"/>
    </style:style>
    <style:style style:name="T16" style:family="text">
      <style:text-properties fo:color="#000000" officeooo:rsid="002e10df"/>
    </style:style>
    <style:style style:name="T17" style:family="text">
      <style:text-properties fo:font-weight="normal" style:font-weight-asian="normal" style:font-weight-complex="normal"/>
    </style:style>
    <style:style style:name="T18" style:family="text">
      <style:text-properties fo:font-weight="normal" officeooo:rsid="00177773" style:font-weight-asian="normal" style:font-weight-complex="normal"/>
    </style:style>
    <style:style style:name="T19" style:family="text">
      <style:text-properties fo:font-weight="normal" officeooo:rsid="001984cc" style:font-weight-asian="normal" style:font-weight-complex="normal"/>
    </style:style>
    <style:style style:name="T20" style:family="text">
      <style:text-properties officeooo:rsid="001ceb8b"/>
    </style:style>
    <style:style style:name="T21" style:family="text">
      <style:text-properties style:text-position="super 58%" officeooo:rsid="001ceb8b"/>
    </style:style>
    <style:style style:name="T22" style:family="text">
      <style:text-properties officeooo:rsid="001e81a4"/>
    </style:style>
    <style:style style:name="T23" style:family="text">
      <style:text-properties officeooo:rsid="001f4d9c"/>
    </style:style>
    <style:style style:name="T24" style:family="text">
      <style:text-properties officeooo:rsid="0023671e"/>
    </style:style>
    <style:style style:name="T25" style:family="text">
      <style:text-properties officeooo:rsid="002e10df"/>
    </style:style>
    <style:style style:name="T26" style:family="text">
      <style:text-properties style:font-name="F" fo:font-size="12pt"/>
    </style:style>
    <style:style style:name="T27" style:family="text">
      <style:text-properties fo:font-size="12pt"/>
    </style:style>
    <style:style style:name="T28"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2.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4.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6.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2.2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3.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2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3.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b4c7dc" fo:min-height="6.9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b4c7d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b4c7dc" fo:min-height="6.9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9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entation</text:p>
      <text:list xml:id="list3768811257" text:style-name="L1">
        <text:list-item>
          <text:p text:style-name="P44">Python uses new lines to complete a command, as opposed to other programming languages which often use semicolons or parentheses. </text:p>
        </text:list-item>
        <text:list-item text:style-override="L2">
          <text:p text:style-name="P45">Python relies on indentation, using whitespace, to define scope; such as the scope of loops, functions and classes. Other programming languages often use curly-brackets for this purpose.</text:p>
        </text:list-item>
        <text:list-item text:style-override="L2">
          <text:p text:style-name="P46">Python uses indentation to indicate a block of code.</text:p>
        </text:list-item>
        <text:list-item text:style-override="L2">
          <text:p text:style-name="P46">Python will give you an error if you skip the indentation:</text:p>
        </text:list-item>
        <text:list-item text:style-override="L2">
          <text:p text:style-name="P46">The number of spaces is up to you as a programmer, but it has to be at least one.</text:p>
        </text:list-item>
        <text:list-item text:style-override="L2">
          <text:p text:style-name="P46">You have to use the same number of spaces in the same block of code, otherwise Python will give you an error</text:p>
        </text:list-item>
      </text:list>
      <text:p text:style-name="P1"/>
      <text:h text:style-name="P33" text:outline-level="3">Typing</text:h>
      <text:list xml:id="list1481445183" text:style-name="L3">
        <text:list-item>
          <text:p text:style-name="P37"><text:span text:style-name="T1">Python is both a strongly typed and a dynamically typed language</text:span>. Strong typing means that variables do have a type and that the type matters when performing operations on a variable. Dynamic typing means that the type of the variable is determined only during runtime.</text:p>
        </text:list-item>
        <text:list-item>
          <text:p text:style-name="P47">Variables do not need to be declared with any particular <text:span text:style-name="Emphasis">type</text:span>, and can even change type after they have been set.</text:p>
        </text:list-item>
        <text:list-item>
          <text:p text:style-name="P47">If you want to specify the data type of a variable, this can be done with casting.</text:p>
          <text:list>
            <text:list-item>
              <text:p text:style-name="P49">x = <text:span text:style-name="T3">str</text:span>(<text:span text:style-name="T5">3</text:span>)    <text:span text:style-name="T6"># x will be '3'<text:line-break/></text:span>y = <text:span text:style-name="T3">int</text:span>(<text:span text:style-name="T5">3</text:span>)    <text:span text:style-name="T6"># y will be 3<text:line-break/></text:span>z = <text:span text:style-name="T3">float</text:span>(<text:span text:style-name="T5">3</text:span>)  <text:span text:style-name="T6"># z will be 3.0</text:span></text:p>
            </text:list-item>
          </text:list>
        </text:list-item>
        <text:list-item>
          <text:p text:style-name="P49">You can get the data type of a variable with the type() function.</text:p>
        </text:list-item>
        <text:list-item>
          <text:p text:style-name="P49">String variables can be declared either by using single or double/<text:span text:style-name="T7">triple</text:span> <text:s/><text:span text:style-name="T7">q</text:span>uotes:</text:p>
        </text:list-item>
      </text:list>
      <text:p text:style-name="P3"/>
      <text:h text:style-name="P34" text:outline-level="3">Variables</text:h>
      <text:list xml:id="list3611678478" text:style-name="L4">
        <text:list-item>
          <text:p text:style-name="P63">Python allows you to assign values to multiple variables in one line:</text:p>
        </text:list-item>
      </text:list>
      <text:p text:style-name="P4"><draw:frame text:anchor-type="paragraph" draw:z-index="0" draw:name="Shape1" draw:style-name="gr16" draw:text-style-name="P105" svg:width="5.705cm" svg:height="1.946cm" svg:x="2.82cm" svg:y="0.046cm"><draw:text-box><text:p><text:span text:style-name="T28"><text:s/></text:span><text:span text:style-name="T28">x, y, z = "Orange", "Banana", "Cherry"</text:span></text:p><text:p><text:span text:style-name="T28">print(x)</text:span></text:p><text:p><text:span text:style-name="T28">print(y)</text:span></text:p><text:p><text:span text:style-name="T28">print(z) </text:span></text:p></draw:text-box></draw:frame></text:p>
      <text:p text:style-name="P4"/>
      <text:list xml:id="list222506678923120" text:continue-numbering="true" text:style-name="L4">
        <text:list-item>
          <text:list>
            <text:list-item>
              <text:list>
                <text:list-header>
                  <text:p text:style-name="P62"/>
                </text:list-header>
              </text:list>
            </text:list-item>
          </text:list>
        </text:list-item>
        <text:list-item>
          <text:p text:style-name="P62">And you can assign the <text:span text:style-name="Emphasis">same</text:span> value to multiple variables in one line:<text:span text:style-name="T10">x = y = z = </text:span><text:span text:style-name="T8">"Orange"</text:span></text:p>
        </text:list-item>
        <text:list-item>
          <text:p text:style-name="P62">If you have a collection of values in a list, tuple etc. Python allows you to extract the values into variables. This is called unpacking.</text:p>
        </text:list-item>
      </text:list>
      <text:p text:style-name="Text_20_body"><draw:frame text:anchor-type="paragraph" draw:z-index="1" draw:name="Shape1_0" draw:style-name="gr16" draw:text-style-name="P105" svg:width="5.705cm" svg:height="1.946cm" svg:x="4.872cm" svg:y="-0.166cm"><draw:text-box><text:p><text:span text:style-name="T28">fruits = ["apple", "banana", "cherry"]</text:span></text:p><text:p><text:span text:style-name="T28">x, y, z = fruits</text:span></text:p><text:p><text:span text:style-name="T28"/></text:p></draw:text-box></draw:frame></text:p>
      <text:p text:style-name="Text_20_body"><text:soft-page-break/></text:p>
      <text:list xml:id="list222506386495207" text:continue-numbering="true" text:style-name="L4">
        <text:list-item>
          <text:p text:style-name="P62">To combine both text and a variable, Python uses the <text:span text:style-name="Source_20_Text">+</text:span> character:</text:p>
        </text:list-item>
        <text:list-item>
          <text:p text:style-name="P64">+ is used for concaenation of string and addition</text:p>
        </text:list-item>
        <text:list-item>
          <text:p text:style-name="P64">types must be both str or both (int/float/etc) or else it gives error</text:p>
        </text:list-item>
      </text:list>
      <text:h text:style-name="P35" text:outline-level="3">Scope Resolution</text:h>
      <text:p text:style-name="P5"><text:span text:style-name="Strong_20_Emphasis">Namespaces :</text:span> A namespace is a container where names are mapped to objects, they are used to avoid confusions in cases where same names exist in different namespaces. They are created by modules, functions, classes etc.</text:p>
      <text:p text:style-name="Text_20_body"><text:span text:style-name="Strong_20_Emphasis">Scope :</text:span> A scope defines the hierarchical order in which the namespaces have to be searched in order to obtain the mappings of <text:span text:style-name="Emphasis">name-to-object</text:span>(variables). It is a context in which variables exist and from which they are referenced. It defines the accessibility and the lifetime of a variable. Let us take a simple example as shown below:</text:p>
      <text:p text:style-name="P5">In Python, the <text:span text:style-name="Strong_20_Emphasis">LEGB rule</text:span> is used to decide the order in which the namespaces are to be searched for scope resolution.<text:line-break/>The scopes are listed below in terms of hierarchy(highest to lowest/narrowest to broadest):</text:p>
      <text:list xml:id="list2261455448" text:style-name="L5">
        <text:list-item>
          <text:p text:style-name="P65">Local(L): Defined inside function/class</text:p>
        </text:list-item>
      </text:list>
      <text:list xml:id="list596130779" text:style-name="L6">
        <text:list-item>
          <text:p text:style-name="P66">Enclosed(E): Defined inside enclosing functions(Nested function concept)</text:p>
        </text:list-item>
      </text:list>
      <text:list xml:id="list3715772087" text:style-name="L7">
        <text:list-item>
          <text:p text:style-name="P67">Global(G): Defined at the uppermost level</text:p>
        </text:list-item>
      </text:list>
      <text:list xml:id="list826310425" text:style-name="L8">
        <text:list-item>
          <text:p text:style-name="P68">Built-in(B): Reserved names in Python builtin modules</text:p>
        </text:list-item>
      </text:list>
      <text:p text:style-name="P5"><draw:frame text:anchor-type="paragraph" draw:z-index="2" draw:name="Shape2" draw:style-name="gr15" draw:text-style-name="P104" svg:width="9.27cm" svg:height="6.942cm" svg:x="2.609cm" svg:y="-0.005cm"><draw:text-box><text:p><text:span text:style-name="T27">pi = 'global pi variable'</text:span></text:p><text:p><text:span text:style-name="T27">def outer():</text:span></text:p><text:p><text:span text:style-name="T27"><text:tab/></text:span><text:span text:style-name="T27">pi = 'outer pi variable'</text:span></text:p><text:p><text:span text:style-name="T27"><text:tab/></text:span><text:span text:style-name="T27">def inner():</text:span></text:p><text:p><text:span text:style-name="T27"><text:tab/></text:span><text:span text:style-name="T27"><text:tab/></text:span><text:span text:style-name="T27"><text:tab/></text:span><text:span text:style-name="T27">pi = 'inner pi variable'</text:span></text:p><text:p><text:span text:style-name="T27"><text:tab/></text:span><text:span text:style-name="T27"><text:tab/></text:span><text:span text:style-name="T27"><text:tab/></text:span><text:span text:style-name="T27">print(pi)</text:span></text:p><text:p><text:span text:style-name="T27"><text:tab/></text:span><text:span text:style-name="T27">inner()</text:span></text:p><text:p><text:span text:style-name="T27"><text:tab/></text:span><text:span text:style-name="T27">print(pi)</text:span></text:p><text:p><text:span text:style-name="T27"/></text:p><text:p><text:span text:style-name="T27">outer()</text:span></text:p><text:p><text:span text:style-name="T27">print(pi)</text:span></text:p><text:p><text:span text:style-name="T27"/></text:p></draw:text-box></draw:frame></text:p>
      <text:p text:style-name="P5"/>
      <text:p text:style-name="P5"/>
      <text:p text:style-name="P5"/>
      <text:p text:style-name="P5"/>
      <text:p text:style-name="P5"/>
      <text:p text:style-name="P5"/>
      <text:p text:style-name="P5"/>
      <text:p text:style-name="P5"/>
      <text:list xml:id="list222506444032044" text:continue-numbering="true" text:style-name="L8">
        <text:list-item>
          <text:p text:style-name="P69">The value of pi is printed according to the scope where its used</text:p>
        </text:list-item>
        <text:list-item>
          <text:p text:style-name="P69">using <text:span text:style-name="T2">global keyword </text:span><text:span text:style-name="T17">inside a method makes sure the variable is global and not local. Any changes made to global variable is reflected everywhere.</text:span></text:p>
        </text:list-item>
        <text:list-item>
          <text:p text:style-name="P72">Global keyword can be used to create global keyword if it is not already created.</text:p>
        </text:list-item>
      </text:list>
      <text:p text:style-name="P73"/>
      <text:p text:style-name="P73"/>
      <text:list xml:id="list222505752474073" text:continue-numbering="true" text:style-name="L8">
        <text:list-header>
          <text:p text:style-name="P74"><text:soft-page-break/></text:p>
          <text:p text:style-name="P74"><draw:frame text:anchor-type="paragraph" draw:z-index="3" draw:name="Shape2_0" draw:style-name="gr14" draw:text-style-name="P104" svg:width="7.062cm" svg:height="4.871cm" svg:x="4.041cm" svg:y="-0.605cm"><draw:text-box><text:p><text:span text:style-name="T27">pi = 'global pi variable'</text:span></text:p><text:p><text:span text:style-name="T27">def outer():</text:span></text:p><text:p><text:span text:style-name="T27"><text:tab/></text:span><text:span text:style-name="T27">global pi</text:span></text:p><text:p><text:span text:style-name="T27"><text:tab/></text:span><text:span text:style-name="T27">pi = 'outer pi variable'</text:span></text:p><text:p><text:span text:style-name="T27"><text:tab/></text:span><text:span text:style-name="T27">print(pi)</text:span></text:p><text:p><text:span text:style-name="T27"/></text:p><text:p><text:span text:style-name="T27">outer()</text:span></text:p><text:p><text:span text:style-name="T27">print(pi)</text:span></text:p><text:p><text:span text:style-name="T27"/></text:p><text:p><text:span text:style-name="T27"/></text:p></draw:text-box></draw:frame><text:s/></text:p>
        </text:list-header>
      </text:list>
      <text:p text:style-name="P73"/>
      <text:p text:style-name="P73"/>
      <text:p text:style-name="P73"/>
      <text:p text:style-name="P73"/>
      <text:p text:style-name="P6"/>
      <text:list xml:id="list222505737481972" text:continue-numbering="true" text:style-name="L8">
        <text:list-item>
          <text:p text:style-name="P70"><text:span text:style-name="T17">Using </text:span><text:span text:style-name="T2">nonlocal keyword </text:span><text:span text:style-name="T17"><text:s/>for a variable inside a nested method indicated that the variable belongs to the outer method and does not belong to the nested mehthod. Any changes made to such variable will be visible in outer method </text:span><text:span text:style-name="T18">i.e the variable is not local to nested method.</text:span></text:p>
        </text:list-item>
        <text:list-item>
          <text:p text:style-name="P71"><text:span text:style-name="T18">I</text:span><text:span text:style-name="T17">f there does not exist </text:span><text:span text:style-name="T19">a same name </text:span><text:span text:style-name="T17">variable in outer function then using nonlocal keyword gives error</text:span></text:p>
        </text:list-item>
      </text:list>
      <text:p text:style-name="P73"><draw:frame text:anchor-type="paragraph" draw:z-index="4" draw:name="Shape2_1" draw:style-name="gr13" draw:text-style-name="P104" svg:width="8.508cm" svg:height="6.949cm" svg:x="4.225cm" svg:y="0.379cm"><draw:text-box><text:p><text:span text:style-name="T27">pi = 'global pi variable'</text:span></text:p><text:p><text:span text:style-name="T27"/></text:p><text:p><text:span text:style-name="T27">def outer():</text:span></text:p><text:p><text:span text:style-name="T27"><text:tab/></text:span><text:span text:style-name="T27">pi = 'outer pi variable'</text:span></text:p><text:p><text:span text:style-name="T27"><text:tab/></text:span><text:span text:style-name="T27">def inner():</text:span></text:p><text:p><text:span text:style-name="T27"><text:tab/></text:span><text:span text:style-name="T27"><text:tab/></text:span><text:span text:style-name="T27"><text:tab/></text:span><text:span text:style-name="T27">nonlocal pi</text:span></text:p><text:p><text:span text:style-name="T27"><text:tab/></text:span><text:span text:style-name="T27"><text:tab/></text:span><text:span text:style-name="T27"><text:tab/></text:span><text:span text:style-name="T27">pi = 'inner pi variable'</text:span></text:p><text:p><text:span text:style-name="T27"><text:tab/></text:span><text:span text:style-name="T27"><text:tab/></text:span><text:span text:style-name="T27"><text:tab/></text:span><text:span text:style-name="T27">print(pi)</text:span></text:p><text:p><text:span text:style-name="T27"><text:tab/></text:span><text:span text:style-name="T27">inner()</text:span></text:p><text:p><text:span text:style-name="T27"><text:tab/></text:span><text:span text:style-name="T27">print(pi)</text:span></text:p><text:p><text:span text:style-name="T27"/></text:p><text:p><text:span text:style-name="T27">outer()</text:span></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2" text:outline-level="2"><text:soft-page-break/>Built-in Data Types</text:h>
      <text:list xml:id="list126660882" text:style-name="L9">
        <text:list-item>
          <text:p text:style-name="P75">Python has the following data types built-in by default, in these categories:</text:p>
        </text:list-item>
      </text:list>
      <table:table table:name="Table1" table:style-name="Table1">
        <table:table-column table:style-name="Table1.A"/>
        <table:table-column table:style-name="Table1.B"/>
        <table:table-row table:style-name="TableLine94032651624848">
          <table:table-cell table:style-name="Table1.A1" office:value-type="string">
            <text:p text:style-name="Table_20_Contents">Text Type:</text:p>
          </table:table-cell>
          <table:table-cell table:style-name="Table1.A1" office:value-type="string">
            <text:p text:style-name="Table_20_Contents"><text:span text:style-name="Source_20_Text">str</text:span></text:p>
          </table:table-cell>
        </table:table-row>
        <table:table-row table:style-name="TableLine94032651872752">
          <table:table-cell table:style-name="Table1.A1" office:value-type="string">
            <text:p text:style-name="Table_20_Contents">Numeric Types:</text:p>
          </table:table-cell>
          <table:table-cell table:style-name="Table1.A1" office:value-type="string">
            <text:p text:style-name="Table_20_Contents"><text:span text:style-name="Source_20_Text">int</text:span>, <text:span text:style-name="Source_20_Text">float</text:span>, <text:span text:style-name="Source_20_Text">complex</text:span></text:p>
          </table:table-cell>
        </table:table-row>
        <table:table-row table:style-name="TableLine94032651886352">
          <table:table-cell table:style-name="Table1.A1" office:value-type="string">
            <text:p text:style-name="Table_20_Contents">Sequence Types:</text:p>
          </table:table-cell>
          <table:table-cell table:style-name="Table1.A1" office:value-type="string">
            <text:p text:style-name="Table_20_Contents"><text:span text:style-name="Source_20_Text">list</text:span>, <text:span text:style-name="Source_20_Text">tuple</text:span>, <text:span text:style-name="Source_20_Text">range</text:span></text:p>
          </table:table-cell>
        </table:table-row>
        <table:table-row table:style-name="TableLine94032651889280">
          <table:table-cell table:style-name="Table1.A1" office:value-type="string">
            <text:p text:style-name="Table_20_Contents">Mapping Type:</text:p>
          </table:table-cell>
          <table:table-cell table:style-name="Table1.A1" office:value-type="string">
            <text:p text:style-name="Table_20_Contents"><text:span text:style-name="Source_20_Text">dict</text:span></text:p>
          </table:table-cell>
        </table:table-row>
        <table:table-row table:style-name="TableLine94032651917456">
          <table:table-cell table:style-name="Table1.A1" office:value-type="string">
            <text:p text:style-name="Table_20_Contents">Set Types:</text:p>
          </table:table-cell>
          <table:table-cell table:style-name="Table1.A1" office:value-type="string">
            <text:p text:style-name="Table_20_Contents"><text:span text:style-name="Source_20_Text">set</text:span>, <text:span text:style-name="Source_20_Text">frozenset</text:span></text:p>
          </table:table-cell>
        </table:table-row>
        <table:table-row table:style-name="TableLine94032651920704">
          <table:table-cell table:style-name="Table1.A1" office:value-type="string">
            <text:p text:style-name="Table_20_Contents">Boolean Type:</text:p>
          </table:table-cell>
          <table:table-cell table:style-name="Table1.A1" office:value-type="string">
            <text:p text:style-name="Table_20_Contents"><text:span text:style-name="Source_20_Text">bool</text:span></text:p>
          </table:table-cell>
        </table:table-row>
        <table:table-row table:style-name="TableLine94032651914672">
          <table:table-cell table:style-name="Table1.A1" office:value-type="string">
            <text:p text:style-name="Table_20_Contents">Binary Types:</text:p>
          </table:table-cell>
          <table:table-cell table:style-name="Table1.A1" office:value-type="string">
            <text:p text:style-name="Table_20_Contents"><text:span text:style-name="Source_20_Text">bytes</text:span>, <text:span text:style-name="Source_20_Text">bytearray</text:span>, <text:span text:style-name="Source_20_Text">memoryview</text:span></text:p>
          </table:table-cell>
        </table:table-row>
      </table:table>
      <text:p text:style-name="P7"><text:bookmark text:name="dtref"/></text:p>
      <table:table table:name="Table2" table:style-name="Table2">
        <table:table-column table:style-name="Table2.A"/>
        <table:table-column table:style-name="Table2.B"/>
        <table:table-row table:style-name="TableLine94032652234112">
          <table:table-cell table:style-name="Table2.A1" office:value-type="string">
            <text:p text:style-name="Table_20_Heading">Example</text:p>
          </table:table-cell>
          <table:table-cell table:style-name="Table2.A1" office:value-type="string">
            <text:p text:style-name="Table_20_Heading">Data Type</text:p>
          </table:table-cell>
        </table:table-row>
        <table:table-row table:style-name="TableLine94032652238032">
          <table:table-cell table:style-name="Table2.A1" office:value-type="string">
            <text:p text:style-name="Table_20_Contents">x = "Hello World"</text:p>
          </table:table-cell>
          <table:table-cell table:style-name="Table2.A1" office:value-type="string">
            <text:p text:style-name="Table_20_Contents">str</text:p>
          </table:table-cell>
        </table:table-row>
      </table:table>
      <text:p text:style-name="P13"><text:bookmark text:name="dtref2"/></text:p>
      <table:table table:name="Table3" table:style-name="Table3">
        <table:table-column table:style-name="Table3.A"/>
        <table:table-column table:style-name="Table3.B"/>
        <table:table-row table:style-name="TableLine94032652238960">
          <table:table-cell table:style-name="Table3.A1" office:value-type="string">
            <text:p text:style-name="Table_20_Contents">x = 20</text:p>
          </table:table-cell>
          <table:table-cell table:style-name="Table3.A1" office:value-type="string">
            <text:p text:style-name="Table_20_Contents">int</text:p>
          </table:table-cell>
        </table:table-row>
        <table:table-row table:style-name="TableLine94032652261408">
          <table:table-cell table:style-name="Table3.A1" office:value-type="string">
            <text:p text:style-name="Table_20_Contents">x = 20.5</text:p>
          </table:table-cell>
          <table:table-cell table:style-name="Table3.A1" office:value-type="string">
            <text:p text:style-name="Table_20_Contents">float</text:p>
          </table:table-cell>
        </table:table-row>
        <table:table-row table:style-name="TableLine94032652261760">
          <table:table-cell table:style-name="Table3.A1" office:value-type="string">
            <text:p text:style-name="Table_20_Contents">x = 1j</text:p>
          </table:table-cell>
          <table:table-cell table:style-name="Table3.A1" office:value-type="string">
            <text:p text:style-name="Table_20_Contents">complex</text:p>
          </table:table-cell>
        </table:table-row>
        <table:table-row table:style-name="TableLine94032652262288">
          <table:table-cell table:style-name="Table3.A1" office:value-type="string">
            <text:p text:style-name="Table_20_Contents">x = ["apple", "banana", "cherry"]</text:p>
          </table:table-cell>
          <table:table-cell table:style-name="Table3.A1" office:value-type="string">
            <text:p text:style-name="Table_20_Contents">list</text:p>
          </table:table-cell>
        </table:table-row>
        <table:table-row table:style-name="TableLine94032652263008">
          <table:table-cell table:style-name="Table3.A1" office:value-type="string">
            <text:p text:style-name="Table_20_Contents">x = ("apple", "banana", "cherry")</text:p>
          </table:table-cell>
          <table:table-cell table:style-name="Table3.A1" office:value-type="string">
            <text:p text:style-name="Table_20_Contents">tuple</text:p>
          </table:table-cell>
        </table:table-row>
        <table:table-row table:style-name="TableLine94032652263808">
          <table:table-cell table:style-name="Table3.A1" office:value-type="string">
            <text:p text:style-name="Table_20_Contents">x = range(6)</text:p>
          </table:table-cell>
          <table:table-cell table:style-name="Table3.A1" office:value-type="string">
            <text:p text:style-name="Table_20_Contents">range</text:p>
          </table:table-cell>
        </table:table-row>
        <table:table-row table:style-name="TableLine94032652264560">
          <table:table-cell table:style-name="Table3.A1" office:value-type="string">
            <text:p text:style-name="Table_20_Contents">x = {"name" : "John", "age" : 36}</text:p>
          </table:table-cell>
          <table:table-cell table:style-name="Table3.A1" office:value-type="string">
            <text:p text:style-name="Table_20_Contents">dict</text:p>
          </table:table-cell>
        </table:table-row>
        <table:table-row table:style-name="TableLine94032652265360">
          <table:table-cell table:style-name="Table3.A1" office:value-type="string">
            <text:p text:style-name="Table_20_Contents">x = {"apple", "banana", "cherry"}</text:p>
          </table:table-cell>
          <table:table-cell table:style-name="Table3.A1" office:value-type="string">
            <text:p text:style-name="Table_20_Contents">set</text:p>
          </table:table-cell>
        </table:table-row>
        <table:table-row table:style-name="TableLine94032652266160">
          <table:table-cell table:style-name="Table3.A1" office:value-type="string">
            <text:p text:style-name="Table_20_Contents">x = frozenset({"apple", "banana", "cherry"})</text:p>
          </table:table-cell>
          <table:table-cell table:style-name="Table3.A1" office:value-type="string">
            <text:p text:style-name="Table_20_Contents">frozenset</text:p>
          </table:table-cell>
        </table:table-row>
        <table:table-row table:style-name="TableLine94032652266880">
          <table:table-cell table:style-name="Table3.A1" office:value-type="string">
            <text:p text:style-name="Table_20_Contents">x = True</text:p>
          </table:table-cell>
          <table:table-cell table:style-name="Table3.A1" office:value-type="string">
            <text:p text:style-name="Table_20_Contents">bool</text:p>
          </table:table-cell>
        </table:table-row>
        <table:table-row table:style-name="TableLine94032652267680">
          <table:table-cell table:style-name="Table3.A1" office:value-type="string">
            <text:p text:style-name="Table_20_Contents">x = b"Hello"</text:p>
          </table:table-cell>
          <table:table-cell table:style-name="Table3.A1" office:value-type="string">
            <text:p text:style-name="Table_20_Contents">bytes</text:p>
          </table:table-cell>
        </table:table-row>
        <table:table-row table:style-name="TableLine94032652268480">
          <table:table-cell table:style-name="Table3.A1" office:value-type="string">
            <text:p text:style-name="Table_20_Contents">x = bytearray(5)</text:p>
          </table:table-cell>
          <table:table-cell table:style-name="Table3.A1" office:value-type="string">
            <text:p text:style-name="Table_20_Contents">bytearray</text:p>
          </table:table-cell>
        </table:table-row>
        <table:table-row table:style-name="TableLine94032652269280">
          <table:table-cell table:style-name="Table3.A1" office:value-type="string">
            <text:p text:style-name="Table_20_Contents">x = memoryview(bytes(5))</text:p>
          </table:table-cell>
          <table:table-cell table:style-name="Table3.A1" office:value-type="string">
            <text:p text:style-name="Table_20_Contents">memoryview</text:p>
          </table:table-cell>
        </table:table-row>
      </table:table>
      <text:p text:style-name="P7"><text:bookmark text:name="dtref3"/></text:p>
      <table:table table:name="Table4" table:style-name="Table4">
        <table:table-column table:style-name="Table4.A"/>
        <table:table-column table:style-name="Table4.B"/>
        <table:table-row table:style-name="TableLine94032652270576">
          <table:table-cell table:style-name="Table4.A1" office:value-type="string">
            <text:p text:style-name="Table_20_Heading">Example</text:p>
          </table:table-cell>
          <table:table-cell table:style-name="Table4.A1" office:value-type="string">
            <text:p text:style-name="Table_20_Heading">Data Type</text:p>
          </table:table-cell>
        </table:table-row>
        <table:table-row table:style-name="TableLine94032652274768">
          <table:table-cell table:style-name="Table4.A1" office:value-type="string">
            <text:p text:style-name="Table_20_Contents">x = str("Hello World")</text:p>
          </table:table-cell>
          <table:table-cell table:style-name="Table4.A1" office:value-type="string">
            <text:p text:style-name="Table_20_Contents">str</text:p>
          </table:table-cell>
        </table:table-row>
      </table:table>
      <text:p text:style-name="P13"><text:bookmark text:name="dtref4"/></text:p>
      <table:table table:name="Table5" table:style-name="Table5">
        <table:table-column table:style-name="Table5.A"/>
        <table:table-column table:style-name="Table5.B"/>
        <table:table-row table:style-name="TableLine94032652275728">
          <table:table-cell table:style-name="Table5.A1" office:value-type="string">
            <text:p text:style-name="Table_20_Contents">x = int(20)</text:p>
          </table:table-cell>
          <table:table-cell table:style-name="Table5.A1" office:value-type="string">
            <text:p text:style-name="Table_20_Contents">int</text:p>
          </table:table-cell>
        </table:table-row>
        <table:table-row table:style-name="TableLine94032652297696">
          <table:table-cell table:style-name="Table5.A1" office:value-type="string">
            <text:p text:style-name="Table_20_Contents">x = float(20.5)</text:p>
          </table:table-cell>
          <table:table-cell table:style-name="Table5.A1" office:value-type="string">
            <text:p text:style-name="Table_20_Contents">float</text:p>
          </table:table-cell>
        </table:table-row>
        <table:table-row table:style-name="TableLine94032652298048">
          <table:table-cell table:style-name="Table5.A1" office:value-type="string">
            <text:p text:style-name="Table_20_Contents">x = complex(1j)</text:p>
          </table:table-cell>
          <table:table-cell table:style-name="Table5.A1" office:value-type="string">
            <text:p text:style-name="Table_20_Contents">complex</text:p>
          </table:table-cell>
        </table:table-row>
        <table:table-row table:style-name="TableLine94032652298576">
          <table:table-cell table:style-name="Table5.A1" office:value-type="string">
            <text:p text:style-name="Table_20_Contents">x = list(("apple", "banana", "cherry"))</text:p>
          </table:table-cell>
          <table:table-cell table:style-name="Table5.A1" office:value-type="string">
            <text:p text:style-name="Table_20_Contents">list</text:p>
          </table:table-cell>
        </table:table-row>
        <table:table-row table:style-name="TableLine94032652299296">
          <table:table-cell table:style-name="Table5.A1" office:value-type="string">
            <text:p text:style-name="Table_20_Contents">x = tuple(("apple", "banana", "cherry"))</text:p>
          </table:table-cell>
          <table:table-cell table:style-name="Table5.A1" office:value-type="string">
            <text:p text:style-name="Table_20_Contents">tuple</text:p>
          </table:table-cell>
        </table:table-row>
        <table:table-row table:style-name="TableLine94032652300096">
          <table:table-cell table:style-name="Table5.A1" office:value-type="string">
            <text:p text:style-name="Table_20_Contents">x = range(6)</text:p>
          </table:table-cell>
          <table:table-cell table:style-name="Table5.A1" office:value-type="string">
            <text:p text:style-name="Table_20_Contents">range</text:p>
          </table:table-cell>
        </table:table-row>
        <table:table-row table:style-name="TableLine94032652300848">
          <table:table-cell table:style-name="Table5.A1" office:value-type="string">
            <text:p text:style-name="Table_20_Contents">x = dict(name="John", age=36)</text:p>
          </table:table-cell>
          <table:table-cell table:style-name="Table5.A1" office:value-type="string">
            <text:p text:style-name="Table_20_Contents">dict</text:p>
          </table:table-cell>
        </table:table-row>
        <table:table-row table:style-name="TableLine94032652301648">
          <table:table-cell table:style-name="Table5.A1" office:value-type="string">
            <text:p text:style-name="Table_20_Contents">x = set(("apple", "banana", "cherry"))</text:p>
          </table:table-cell>
          <table:table-cell table:style-name="Table5.A1" office:value-type="string">
            <text:p text:style-name="Table_20_Contents">set</text:p>
          </table:table-cell>
        </table:table-row>
        <table:table-row table:style-name="TableLine94032652302448">
          <table:table-cell table:style-name="Table5.A1" office:value-type="string">
            <text:p text:style-name="Table_20_Contents">x = frozenset(("apple", "banana", "cherry"))</text:p>
          </table:table-cell>
          <table:table-cell table:style-name="Table5.A1" office:value-type="string">
            <text:p text:style-name="Table_20_Contents">frozenset</text:p>
          </table:table-cell>
        </table:table-row>
        <table:table-row table:style-name="TableLine94032652303168">
          <table:table-cell table:style-name="Table5.A1" office:value-type="string">
            <text:p text:style-name="Table_20_Contents">x = bool(5)</text:p>
          </table:table-cell>
          <table:table-cell table:style-name="Table5.A1" office:value-type="string">
            <text:p text:style-name="Table_20_Contents">bool</text:p>
          </table:table-cell>
        </table:table-row>
        <table:table-row table:style-name="TableLine94032652303968">
          <table:table-cell table:style-name="Table5.A1" office:value-type="string">
            <text:p text:style-name="Table_20_Contents">x = bytes(5)</text:p>
          </table:table-cell>
          <table:table-cell table:style-name="Table5.A1" office:value-type="string">
            <text:p text:style-name="Table_20_Contents">bytes</text:p>
          </table:table-cell>
        </table:table-row>
        <table:table-row table:style-name="TableLine94032652304768">
          <table:table-cell table:style-name="Table5.A1" office:value-type="string">
            <text:p text:style-name="Table_20_Contents">x = bytearray(5)</text:p>
          </table:table-cell>
          <table:table-cell table:style-name="Table5.A1" office:value-type="string">
            <text:p text:style-name="Table_20_Contents">bytearray</text:p>
          </table:table-cell>
        </table:table-row>
        <table:table-row table:style-name="TableLine94032652305568">
          <table:table-cell table:style-name="Table5.A1" office:value-type="string">
            <text:p text:style-name="Table_20_Contents">x = memoryview(bytes(5))</text:p>
          </table:table-cell>
          <table:table-cell table:style-name="Table5.A1" office:value-type="string">
            <text:p text:style-name="Table_20_Contents">memoryview</text:p>
          </table:table-cell>
        </table:table-row>
      </table:table>
      <text:p text:style-name="Text_20_body"><text:soft-page-break/></text:p>
      <text:list xml:id="list3463386873" text:style-name="L10">
        <text:list-item>
          <text:p text:style-name="P76">Python does not have a <text:span text:style-name="Source_20_Text">random()</text:span> function to make a random number, but Python has a built-in module called <text:span text:style-name="Source_20_Text">random</text:span> that can be used to make random numbers:</text:p>
        </text:list-item>
        <text:list-item>
          <text:p text:style-name="P50"><text:span text:style-name="T3">import</text:span> random<text:line-break/><text:span text:style-name="T3">print</text:span>(random.randrange(<text:span text:style-name="T5">1</text:span>, <text:span text:style-name="T5">10</text:span>)) </text:p>
        </text:list-item>
      </text:list>
      <text:h text:style-name="P36" text:outline-level="3">Strings</text:h>
      <text:list xml:id="list222505545854565" text:continue-numbering="true" text:style-name="L10">
        <text:list-item>
          <text:list>
            <text:list-item>
              <text:h text:style-name="P25" text:outline-level="2">Strings are Arrays</text:h>
            </text:list-item>
          </text:list>
        </text:list-item>
        <text:list-item>
          <text:p text:style-name="P50">Square brackets can be used to access elements of the string.</text:p>
        </text:list-item>
        <text:list-item>
          <text:p text:style-name="P50">To get the length of a string, use the <text:span text:style-name="Source_20_Text">len()</text:span> function.</text:p>
        </text:list-item>
        <text:list-item>
          <text:p text:style-name="P51">To check if a certain phrase or character is present in a string, we can use the keyword <text:span text:style-name="Source_20_Text"><text:span text:style-name="T2">in</text:span></text:span>.</text:p>
          <text:p text:style-name="P51"><draw:frame text:anchor-type="paragraph" draw:z-index="5" draw:name="Shape3" draw:style-name="gr12" draw:text-style-name="P103" svg:width="13.831cm" svg:height="1.463cm" svg:x="1.335cm" svg:y="-0.145cm"><draw:text-box><text:p>txt = "The best things in life are free!"</text:p><text:p>if "free" in txt:</text:p><text:p><text:tab/><text:tab/>print("Yes, 'free' is present.")</text:p></draw:text-box></draw:frame></text:p>
          <text:p text:style-name="P51"/>
        </text:list-item>
        <text:list-item>
          <text:p text:style-name="P51">To check if a certain phrase or character is <text:span text:style-name="T2">NOT</text:span> present in a string, we can use the keyword not in.</text:p>
          <text:p text:style-name="P51"><draw:frame text:anchor-type="paragraph" draw:z-index="6" draw:name="Shape3_0" draw:style-name="gr12" draw:text-style-name="P103" svg:width="13.831cm" svg:height="1.463cm" svg:x="1.177cm" svg:y="-0.021cm"><draw:text-box><text:p>txt = "The best things in life are free!"</text:p><text:p>if "expensive" not in txt:</text:p><text:p><text:tab/>print("No, 'expensive' is NOT present.") </text:p></draw:text-box></draw:frame></text:p>
          <text:p text:style-name="P51"/>
        </text:list-item>
      </text:list>
      <text:p text:style-name="Text_20_body"/>
      <text:h text:style-name="P36" text:outline-level="3">String slicing</text:h>
      <text:p text:style-name="P8"><text:span text:style-name="T10">b = </text:span><text:span text:style-name="T8">"Hello, World!"</text:span></text:p>
      <text:p text:style-name="P77">start is included, end is not included</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operation</text:p>
          </table:table-cell>
          <table:table-cell table:style-name="Table6.A1" office:value-type="string">
            <text:p text:style-name="P15">command</text:p>
          </table:table-cell>
          <table:table-cell table:style-name="Table6.A1" office:value-type="string">
            <text:p text:style-name="P15">output</text:p>
          </table:table-cell>
        </table:table-row>
        <table:table-row table:style-name="TableLine94032652131840">
          <table:table-cell table:style-name="Table6.A1" office:value-type="string">
            <text:p text:style-name="P17">Slicing in range</text:p>
          </table:table-cell>
          <table:table-cell table:style-name="Table6.A1" office:value-type="string">
            <text:p text:style-name="P16">b[<text:span text:style-name="T5">2</text:span>:<text:span text:style-name="T5">5</text:span>]</text:p>
          </table:table-cell>
          <table:table-cell table:style-name="Table6.A1" office:value-type="string">
            <text:p text:style-name="Table_20_Contents">llo</text:p>
          </table:table-cell>
        </table:table-row>
        <table:table-row table:style-name="TableLine94032652390592">
          <table:table-cell table:style-name="Table6.A1" office:value-type="string">
            <text:p text:style-name="P16">Slice From the Start</text:p>
          </table:table-cell>
          <table:table-cell table:style-name="Table6.A1" office:value-type="string">
            <text:p text:style-name="P17">b[:<text:span text:style-name="T5">5</text:span>]<text:span text:style-name="T5"> </text:span></text:p>
          </table:table-cell>
          <table:table-cell table:style-name="Table6.A1" office:value-type="string">
            <text:p text:style-name="Table_20_Contents">Hello</text:p>
          </table:table-cell>
        </table:table-row>
        <table:table-row table:style-name="TableLine94032652391344">
          <table:table-cell table:style-name="Table6.A1" office:value-type="string">
            <text:p text:style-name="P16">Slice To the End</text:p>
          </table:table-cell>
          <table:table-cell table:style-name="Table6.A1" office:value-type="string">
            <text:p text:style-name="P16">b[<text:span text:style-name="T5">2</text:span>:]</text:p>
          </table:table-cell>
          <table:table-cell table:style-name="Table6.A1" office:value-type="string">
            <text:p text:style-name="Table_20_Contents">llo, World!</text:p>
          </table:table-cell>
        </table:table-row>
        <table:table-row table:style-name="TableLine94032652392192">
          <table:table-cell table:style-name="Table6.A1" office:value-type="string">
            <text:p text:style-name="P16">Negative Indexing</text:p>
          </table:table-cell>
          <table:table-cell table:style-name="Table6.A1" office:value-type="string">
            <text:p text:style-name="P16">b[-<text:span text:style-name="T5">5</text:span>:-<text:span text:style-name="T5">2</text:span>]</text:p>
          </table:table-cell>
          <table:table-cell table:style-name="Table6.A1" office:value-type="string">
            <text:p text:style-name="Table_20_Contents">orl</text:p>
          </table:table-cell>
        </table:table-row>
      </table:table>
      <text:p text:style-name="P8"/>
      <text:list xml:id="list3259903660" text:style-name="L11">
        <text:list-item>
          <text:p text:style-name="P78">Use negative indexes to start the slice from the end of the string </text:p>
        </text:list-item>
        <text:list-item>
          <text:p text:style-name="P42">b[-<text:span text:style-name="T5">5</text:span>:-<text:span text:style-name="T5">2</text:span>] : <text:span text:style-name="T20">5</text:span><text:span text:style-name="T21">th</text:span><text:span text:style-name="T20"> index from end to 2</text:span><text:span text:style-name="T21">nd</text:span><text:span text:style-name="T20"> index from end</text:span></text:p>
        </text:list-item>
        <text:list-item>
          <text:p text:style-name="P43">some common string methods returns lower()</text:p>
          <text:list>
            <text:list-item>
              <text:p text:style-name="P43">upper()</text:p>
            </text:list-item>
            <text:list-item>
              <text:p text:style-name="P39"><text:span text:style-name="T11">lower(</text:span><text:span text:style-name="T12">)</text:span></text:p>
            </text:list-item>
            <text:list-item>
              <text:p text:style-name="P39">The strip() method removes any whitespace from the beginning or the end</text:p>
            </text:list-item>
            <text:list-item>
              <text:p text:style-name="P40">The replace() method replaces a string with another string:</text:p>
              <text:list>
                <text:list-header>
                  <text:p text:style-name="P40">a.replace("H", "J")</text:p>
                </text:list-header>
              </text:list>
            </text:list-item>
            <text:list-item>
              <text:p text:style-name="P39">The split() method splits the string into substrings if it finds instances of the separator:</text:p>
              <text:list>
                <text:list-item>
                  <text:p text:style-name="P39">a.split(",")</text:p>
                </text:list-item>
              </text:list>
            </text:list-item>
            <text:list-item>
              <text:p text:style-name="P79">To concatenate, or combine, two strings you can use the + operator.</text:p>
            </text:list-item>
          </text:list>
        </text:list-item>
        <text:list-item>
          <text:p text:style-name="P41"><text:soft-page-break/><text:span text:style-name="T22">String format : </text:span>The <text:span text:style-name="Source_20_Text">format()</text:span> method takes the passed arguments, formats them, and places them in the string where the placeholders <text:span text:style-name="T22">are</text:span> <text:s/><text:span text:style-name="Source_20_Text">{} are</text:span></text:p>
        </text:list-item>
      </text:list>
      <text:p text:style-name="P18"><draw:frame text:anchor-type="paragraph" draw:z-index="7" draw:name="Shape4" draw:style-name="gr11" draw:text-style-name="P103" svg:width="11.242cm" svg:height="3.407cm" svg:x="2.004cm" svg:y="0.429cm"><draw:text-box><text:p>quantity = 3</text:p><text:p>itemno = 567</text:p><text:p>price = 49.95</text:p><text:p>name = "mohit"</text:p><text:p>myorder = "{} want {} pieces of item {} for {} dollars."</text:p><text:p>print(myorder.format(name,quantity, itemno, price))</text:p></draw:text-box></draw:frame></text:p>
      <text:p text:style-name="P18"/>
      <text:p text:style-name="P18"/>
      <text:p text:style-name="P18"/>
      <text:p text:style-name="P18"/>
      <text:p text:style-name="P18"/>
      <text:p text:style-name="P18"/>
      <text:p text:style-name="P18"/>
      <text:list xml:id="list222504854952869" text:continue-numbering="true" text:style-name="L11">
        <text:list-item>
          <text:p text:style-name="P41">You can use index numbers {0} to be sure the arguments are placed in the correct placeholders:</text:p>
        </text:list-item>
        <text:list-item>
          <text:p text:style-name="P41"><draw:frame text:anchor-type="paragraph" draw:z-index="8" draw:name="Shape4_0" draw:style-name="gr11" draw:text-style-name="P103" svg:width="12.937cm" svg:height="3.407cm" svg:x="2.018cm" svg:y="0.295cm"><draw:text-box><text:p>quantity = 3</text:p><text:p>itemno = 567</text:p><text:p>price = 49.95</text:p><text:p>myorder = "I want to pay {2} dollars for {0} pieces of item {1}."</text:p><text:p>print(myorder.format(quantity, itemno, price))</text:p></draw:text-box></draw:frame></text:p>
        </text:list-item>
      </text:list>
      <text:p text:style-name="Text_20_body"/>
      <text:p text:style-name="Text_20_body"/>
      <text:p text:style-name="Text_20_body"/>
      <text:p text:style-name="Text_20_body"/>
      <text:p text:style-name="Text_20_body"/>
      <text:list xml:id="list222505162480671" text:continue-numbering="true" text:style-name="L11">
        <text:list-item>
          <text:p text:style-name="P80">Other string methods: </text:p>
        </text:list-item>
      </text:list>
      <table:table table:name="Table7" table:style-name="Table7">
        <table:table-column table:style-name="Table7.A"/>
        <table:table-column table:style-name="Table7.B"/>
        <table:table-row table:style-name="TableLine94032652451504">
          <table:table-cell table:style-name="Table7.A1" office:value-type="string">
            <text:p text:style-name="Table_20_Heading">Method</text:p>
          </table:table-cell>
          <table:table-cell table:style-name="Table7.A1" office:value-type="string">
            <text:p text:style-name="Table_20_Heading">Description</text:p>
          </table:table-cell>
        </table:table-row>
        <table:table-row table:style-name="TableLine94032652620768">
          <table:table-cell table:style-name="Table7.A1" office:value-type="string">
            <text:p text:style-name="Table_20_Contents"><text:a xlink:type="simple" xlink:href="https://www.w3schools.com/python/ref_string_capitalize.asp" text:style-name="Internet_20_link" text:visited-style-name="Visited_20_Internet_20_Link">capitalize()</text:a></text:p>
          </table:table-cell>
          <table:table-cell table:style-name="Table7.A1" office:value-type="string">
            <text:p text:style-name="Table_20_Contents">Converts the first character to upper case</text:p>
          </table:table-cell>
        </table:table-row>
        <table:table-row table:style-name="TableLine94032652736176">
          <table:table-cell table:style-name="Table7.A1" office:value-type="string">
            <text:p text:style-name="Table_20_Contents"><text:a xlink:type="simple" xlink:href="https://www.w3schools.com/python/ref_string_casefold.asp" text:style-name="Internet_20_link" text:visited-style-name="Visited_20_Internet_20_Link">casefold()</text:a></text:p>
          </table:table-cell>
          <table:table-cell table:style-name="Table7.A1" office:value-type="string">
            <text:p text:style-name="Table_20_Contents">Converts string into lower case</text:p>
          </table:table-cell>
        </table:table-row>
        <table:table-row table:style-name="TableLine94032652736704">
          <table:table-cell table:style-name="Table7.A1" office:value-type="string">
            <text:p text:style-name="Table_20_Contents"><text:a xlink:type="simple" xlink:href="https://www.w3schools.com/python/ref_string_center.asp" text:style-name="Internet_20_link" text:visited-style-name="Visited_20_Internet_20_Link">center()</text:a></text:p>
          </table:table-cell>
          <table:table-cell table:style-name="Table7.A1" office:value-type="string">
            <text:p text:style-name="Table_20_Contents">Returns a centered string</text:p>
          </table:table-cell>
        </table:table-row>
        <table:table-row table:style-name="TableLine94032652737344">
          <table:table-cell table:style-name="Table7.A1" office:value-type="string">
            <text:p text:style-name="Table_20_Contents"><text:a xlink:type="simple" xlink:href="https://www.w3schools.com/python/ref_string_count.asp" text:style-name="Internet_20_link" text:visited-style-name="Visited_20_Internet_20_Link">count()</text:a></text:p>
          </table:table-cell>
          <table:table-cell table:style-name="Table7.A1" office:value-type="string">
            <text:p text:style-name="Table_20_Contents">Returns the number of times a specified value occurs in a string</text:p>
          </table:table-cell>
        </table:table-row>
        <table:table-row table:style-name="TableLine94032652737984">
          <table:table-cell table:style-name="Table7.A1" office:value-type="string">
            <text:p text:style-name="Table_20_Contents"><text:a xlink:type="simple" xlink:href="https://www.w3schools.com/python/ref_string_encode.asp" text:style-name="Internet_20_link" text:visited-style-name="Visited_20_Internet_20_Link">encode()</text:a></text:p>
          </table:table-cell>
          <table:table-cell table:style-name="Table7.A1" office:value-type="string">
            <text:p text:style-name="Table_20_Contents">Returns an encoded version of the string</text:p>
          </table:table-cell>
        </table:table-row>
        <table:table-row table:style-name="TableLine94032652738576">
          <table:table-cell table:style-name="Table7.A1" office:value-type="string">
            <text:p text:style-name="Table_20_Contents"><text:a xlink:type="simple" xlink:href="https://www.w3schools.com/python/ref_string_endswith.asp" text:style-name="Internet_20_link" text:visited-style-name="Visited_20_Internet_20_Link">endswith()</text:a></text:p>
          </table:table-cell>
          <table:table-cell table:style-name="Table7.A1" office:value-type="string">
            <text:p text:style-name="Table_20_Contents">Returns true if the string ends with the specified value</text:p>
          </table:table-cell>
        </table:table-row>
        <table:table-row table:style-name="TableLine94032652739296">
          <table:table-cell table:style-name="Table7.A1" office:value-type="string">
            <text:p text:style-name="Table_20_Contents"><text:a xlink:type="simple" xlink:href="https://www.w3schools.com/python/ref_string_expandtabs.asp" text:style-name="Internet_20_link" text:visited-style-name="Visited_20_Internet_20_Link">expandtabs()</text:a></text:p>
          </table:table-cell>
          <table:table-cell table:style-name="Table7.A1" office:value-type="string">
            <text:p text:style-name="Table_20_Contents">Sets the tab size of the string</text:p>
          </table:table-cell>
        </table:table-row>
        <table:table-row table:style-name="TableLine94032652740096">
          <table:table-cell table:style-name="Table7.A1" office:value-type="string">
            <text:p text:style-name="Table_20_Contents"><text:a xlink:type="simple" xlink:href="https://www.w3schools.com/python/ref_string_find.asp" text:style-name="Internet_20_link" text:visited-style-name="Visited_20_Internet_20_Link">find()</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032652740816">
          <table:table-cell table:style-name="Table7.A1" office:value-type="string">
            <text:p text:style-name="Table_20_Contents"><text:a xlink:type="simple" xlink:href="https://www.w3schools.com/python/ref_string_format.asp" text:style-name="Internet_20_link" text:visited-style-name="Visited_20_Internet_20_Link">format()</text:a></text:p>
          </table:table-cell>
          <table:table-cell table:style-name="Table7.A1" office:value-type="string">
            <text:p text:style-name="Table_20_Contents">Formats specified values in a string</text:p>
          </table:table-cell>
        </table:table-row>
        <table:table-row table:style-name="TableLine94032652741616">
          <table:table-cell table:style-name="Table7.A1" office:value-type="string">
            <text:p text:style-name="Table_20_Contents">format_map()</text:p>
          </table:table-cell>
          <table:table-cell table:style-name="Table7.A1" office:value-type="string">
            <text:p text:style-name="Table_20_Contents">Formats specified values in a string</text:p>
          </table:table-cell>
        </table:table-row>
        <table:table-row table:style-name="TableLine94032652742416">
          <table:table-cell table:style-name="Table7.A1" office:value-type="string">
            <text:p text:style-name="Table_20_Contents"><text:a xlink:type="simple" xlink:href="https://www.w3schools.com/python/ref_string_index.asp" text:style-name="Internet_20_link" text:visited-style-name="Visited_20_Internet_20_Link">index()</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032652743216">
          <table:table-cell table:style-name="Table7.A1" office:value-type="string">
            <text:p text:style-name="Table_20_Contents"><text:a xlink:type="simple" xlink:href="https://www.w3schools.com/python/ref_string_isalnum.asp" text:style-name="Internet_20_link" text:visited-style-name="Visited_20_Internet_20_Link">isalnum()</text:a></text:p>
          </table:table-cell>
          <table:table-cell table:style-name="Table7.A1" office:value-type="string">
            <text:p text:style-name="Table_20_Contents">Returns True if all characters in the string are alphanumeric</text:p>
          </table:table-cell>
        </table:table-row>
        <table:table-row table:style-name="TableLine94032652744016">
          <table:table-cell table:style-name="Table7.A1" office:value-type="string">
            <text:p text:style-name="Table_20_Contents"><text:a xlink:type="simple" xlink:href="https://www.w3schools.com/python/ref_string_isalpha.asp" text:style-name="Internet_20_link" text:visited-style-name="Visited_20_Internet_20_Link">isalpha()</text:a></text:p>
          </table:table-cell>
          <table:table-cell table:style-name="Table7.A1" office:value-type="string">
            <text:p text:style-name="Table_20_Contents">Returns True if all characters in the string are in the alphabet</text:p>
          </table:table-cell>
        </table:table-row>
        <table:table-row table:style-name="TableLine94032652744816">
          <table:table-cell table:style-name="Table7.A1" office:value-type="string">
            <text:p text:style-name="Table_20_Contents"><text:a xlink:type="simple" xlink:href="https://www.w3schools.com/python/ref_string_isdecimal.asp" text:style-name="Internet_20_link" text:visited-style-name="Visited_20_Internet_20_Link">isdecimal()</text:a></text:p>
          </table:table-cell>
          <table:table-cell table:style-name="Table7.A1" office:value-type="string">
            <text:p text:style-name="Table_20_Contents">Returns True if all characters in the string are decimals</text:p>
          </table:table-cell>
        </table:table-row>
        <table:table-row table:style-name="TableLine94032652745616">
          <table:table-cell table:style-name="Table7.A1" office:value-type="string">
            <text:p text:style-name="Table_20_Contents"><text:a xlink:type="simple" xlink:href="https://www.w3schools.com/python/ref_string_isdigit.asp" text:style-name="Internet_20_link" text:visited-style-name="Visited_20_Internet_20_Link">isdigit()</text:a></text:p>
          </table:table-cell>
          <table:table-cell table:style-name="Table7.A1" office:value-type="string">
            <text:p text:style-name="Table_20_Contents">Returns True if all characters in the string are digits</text:p>
          </table:table-cell>
        </table:table-row>
        <table:table-row table:style-name="TableLine94032652746416">
          <table:table-cell table:style-name="Table7.A1" office:value-type="string">
            <text:p text:style-name="Table_20_Contents"><text:a xlink:type="simple" xlink:href="https://www.w3schools.com/python/ref_string_isidentifier.asp" text:style-name="Internet_20_link" text:visited-style-name="Visited_20_Internet_20_Link">isidentifier()</text:a></text:p>
          </table:table-cell>
          <table:table-cell table:style-name="Table7.A1" office:value-type="string">
            <text:p text:style-name="Table_20_Contents">Returns True if the string is an identifier</text:p>
          </table:table-cell>
        </table:table-row>
        <table:table-row table:style-name="TableLine94032652747216">
          <table:table-cell table:style-name="Table7.A1" office:value-type="string">
            <text:p text:style-name="Table_20_Contents"><text:a xlink:type="simple" xlink:href="https://www.w3schools.com/python/ref_string_islower.asp" text:style-name="Internet_20_link" text:visited-style-name="Visited_20_Internet_20_Link">islower()</text:a></text:p>
          </table:table-cell>
          <table:table-cell table:style-name="Table7.A1" office:value-type="string">
            <text:p text:style-name="Table_20_Contents">Returns True if all characters in the string are lower case</text:p>
          </table:table-cell>
        </table:table-row>
        <table:table-row table:style-name="TableLine94032652748016">
          <table:table-cell table:style-name="Table7.A1" office:value-type="string">
            <text:p text:style-name="Table_20_Contents"><text:a xlink:type="simple" xlink:href="https://www.w3schools.com/python/ref_string_isnumeric.asp" text:style-name="Internet_20_link" text:visited-style-name="Visited_20_Internet_20_Link">isnumeric()</text:a></text:p>
          </table:table-cell>
          <table:table-cell table:style-name="Table7.A1" office:value-type="string">
            <text:p text:style-name="Table_20_Contents">Returns True if all characters in the string are numeric</text:p>
          </table:table-cell>
        </table:table-row>
        <table:table-row table:style-name="TableLine94032652748816">
          <table:table-cell table:style-name="Table7.A1" office:value-type="string">
            <text:p text:style-name="Table_20_Contents"><text:a xlink:type="simple" xlink:href="https://www.w3schools.com/python/ref_string_isprintable.asp" text:style-name="Internet_20_link" text:visited-style-name="Visited_20_Internet_20_Link">isprintable()</text:a></text:p>
          </table:table-cell>
          <table:table-cell table:style-name="Table7.A1" office:value-type="string">
            <text:p text:style-name="Table_20_Contents">Returns True if all characters in the string are printable</text:p>
          </table:table-cell>
        </table:table-row>
        <table:table-row table:style-name="TableLine94032652749616">
          <table:table-cell table:style-name="Table7.A1" office:value-type="string">
            <text:p text:style-name="Table_20_Contents"><text:a xlink:type="simple" xlink:href="https://www.w3schools.com/python/ref_string_isspace.asp" text:style-name="Internet_20_link" text:visited-style-name="Visited_20_Internet_20_Link">isspace()</text:a></text:p>
          </table:table-cell>
          <table:table-cell table:style-name="Table7.A1" office:value-type="string">
            <text:p text:style-name="Table_20_Contents">Returns True if all characters in the string are whitespaces</text:p>
          </table:table-cell>
        </table:table-row>
        <table:table-row table:style-name="TableLine94032652750416">
          <table:table-cell table:style-name="Table7.A1" office:value-type="string">
            <text:p text:style-name="Table_20_Contents"><text:a xlink:type="simple" xlink:href="https://www.w3schools.com/python/ref_string_istitle.asp" text:style-name="Internet_20_link" text:visited-style-name="Visited_20_Internet_20_Link">istitle()</text:a></text:p>
          </table:table-cell>
          <table:table-cell table:style-name="Table7.A1" office:value-type="string">
            <text:p text:style-name="Table_20_Contents">Returns True if the string follows the rules of a title</text:p>
          </table:table-cell>
        </table:table-row>
        <table:table-row table:style-name="TableLine94032652751216">
          <table:table-cell table:style-name="Table7.A1" office:value-type="string">
            <text:p text:style-name="Table_20_Contents"><text:a xlink:type="simple" xlink:href="https://www.w3schools.com/python/ref_string_isupper.asp" text:style-name="Internet_20_link" text:visited-style-name="Visited_20_Internet_20_Link">isupper()</text:a></text:p>
          </table:table-cell>
          <table:table-cell table:style-name="Table7.A1" office:value-type="string">
            <text:p text:style-name="Table_20_Contents">Returns True if all characters in the string are upper case</text:p>
          </table:table-cell>
        </table:table-row>
        <text:soft-page-break/>
        <table:table-row table:style-name="TableLine94032652752016">
          <table:table-cell table:style-name="Table7.A1" office:value-type="string">
            <text:p text:style-name="Table_20_Contents"><text:a xlink:type="simple" xlink:href="https://www.w3schools.com/python/ref_string_join.asp" text:style-name="Internet_20_link" text:visited-style-name="Visited_20_Internet_20_Link">join()</text:a></text:p>
          </table:table-cell>
          <table:table-cell table:style-name="Table7.A1" office:value-type="string">
            <text:p text:style-name="Table_20_Contents">Joins the elements of an iterable to the end of the string</text:p>
          </table:table-cell>
        </table:table-row>
        <table:table-row table:style-name="TableLine94032652752816">
          <table:table-cell table:style-name="Table7.A1" office:value-type="string">
            <text:p text:style-name="Table_20_Contents"><text:a xlink:type="simple" xlink:href="https://www.w3schools.com/python/ref_string_ljust.asp" text:style-name="Internet_20_link" text:visited-style-name="Visited_20_Internet_20_Link">ljust()</text:a></text:p>
          </table:table-cell>
          <table:table-cell table:style-name="Table7.A1" office:value-type="string">
            <text:p text:style-name="Table_20_Contents">Returns a left justified version of the string</text:p>
          </table:table-cell>
        </table:table-row>
        <table:table-row table:style-name="TableLine94032652753616">
          <table:table-cell table:style-name="Table7.A1" office:value-type="string">
            <text:p text:style-name="Table_20_Contents"><text:a xlink:type="simple" xlink:href="https://www.w3schools.com/python/ref_string_lower.asp" text:style-name="Internet_20_link" text:visited-style-name="Visited_20_Internet_20_Link">lower()</text:a></text:p>
          </table:table-cell>
          <table:table-cell table:style-name="Table7.A1" office:value-type="string">
            <text:p text:style-name="Table_20_Contents">Converts a string into lower case</text:p>
          </table:table-cell>
        </table:table-row>
        <table:table-row table:style-name="TableLine94032652754416">
          <table:table-cell table:style-name="Table7.A1" office:value-type="string">
            <text:p text:style-name="Table_20_Contents"><text:a xlink:type="simple" xlink:href="https://www.w3schools.com/python/ref_string_lstrip.asp" text:style-name="Internet_20_link" text:visited-style-name="Visited_20_Internet_20_Link">lstrip()</text:a></text:p>
          </table:table-cell>
          <table:table-cell table:style-name="Table7.A1" office:value-type="string">
            <text:p text:style-name="Table_20_Contents">Returns a left trim version of the string</text:p>
          </table:table-cell>
        </table:table-row>
        <table:table-row table:style-name="TableLine94032652755216">
          <table:table-cell table:style-name="Table7.A1" office:value-type="string">
            <text:p text:style-name="Table_20_Contents"><text:a xlink:type="simple" xlink:href="https://www.w3schools.com/python/ref_string_maketrans.asp" text:style-name="Internet_20_link" text:visited-style-name="Visited_20_Internet_20_Link">maketrans()</text:a></text:p>
          </table:table-cell>
          <table:table-cell table:style-name="Table7.A1" office:value-type="string">
            <text:p text:style-name="Table_20_Contents">Returns a translation table to be used in translations</text:p>
          </table:table-cell>
        </table:table-row>
        <table:table-row table:style-name="TableLine94032652756016">
          <table:table-cell table:style-name="Table7.A1" office:value-type="string">
            <text:p text:style-name="Table_20_Contents"><text:a xlink:type="simple" xlink:href="https://www.w3schools.com/python/ref_string_partition.asp" text:style-name="Internet_20_link" text:visited-style-name="Visited_20_Internet_20_Link">partition()</text:a></text:p>
          </table:table-cell>
          <table:table-cell table:style-name="Table7.A1" office:value-type="string">
            <text:p text:style-name="Table_20_Contents">Returns a tuple where the string is parted into three parts</text:p>
          </table:table-cell>
        </table:table-row>
        <table:table-row table:style-name="TableLine94032652756816">
          <table:table-cell table:style-name="Table7.A1" office:value-type="string">
            <text:p text:style-name="Table_20_Contents"><text:a xlink:type="simple" xlink:href="https://www.w3schools.com/python/ref_string_replace.asp" text:style-name="Internet_20_link" text:visited-style-name="Visited_20_Internet_20_Link">replace()</text:a></text:p>
          </table:table-cell>
          <table:table-cell table:style-name="Table7.A1" office:value-type="string">
            <text:p text:style-name="Table_20_Contents">Returns a string where a specified value is replaced with a specified value</text:p>
          </table:table-cell>
        </table:table-row>
        <table:table-row table:style-name="TableLine94032652757648">
          <table:table-cell table:style-name="Table7.A1" office:value-type="string">
            <text:p text:style-name="Table_20_Contents"><text:a xlink:type="simple" xlink:href="https://www.w3schools.com/python/ref_string_rfind.asp" text:style-name="Internet_20_link" text:visited-style-name="Visited_20_Internet_20_Link">rfind()</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032652758480">
          <table:table-cell table:style-name="Table7.A1" office:value-type="string">
            <text:p text:style-name="Table_20_Contents"><text:a xlink:type="simple" xlink:href="https://www.w3schools.com/python/ref_string_rindex.asp" text:style-name="Internet_20_link" text:visited-style-name="Visited_20_Internet_20_Link">rindex()</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032652759312">
          <table:table-cell table:style-name="Table7.A1" office:value-type="string">
            <text:p text:style-name="Table_20_Contents"><text:a xlink:type="simple" xlink:href="https://www.w3schools.com/python/ref_string_rjust.asp" text:style-name="Internet_20_link" text:visited-style-name="Visited_20_Internet_20_Link">rjust()</text:a></text:p>
          </table:table-cell>
          <table:table-cell table:style-name="Table7.A1" office:value-type="string">
            <text:p text:style-name="Table_20_Contents">Returns a right justified version of the string</text:p>
          </table:table-cell>
        </table:table-row>
        <table:table-row table:style-name="TableLine94032652760144">
          <table:table-cell table:style-name="Table7.A1" office:value-type="string">
            <text:p text:style-name="Table_20_Contents"><text:a xlink:type="simple" xlink:href="https://www.w3schools.com/python/ref_string_rpartition.asp" text:style-name="Internet_20_link" text:visited-style-name="Visited_20_Internet_20_Link">rpartition()</text:a></text:p>
          </table:table-cell>
          <table:table-cell table:style-name="Table7.A1" office:value-type="string">
            <text:p text:style-name="Table_20_Contents">Returns a tuple where the string is parted into three parts</text:p>
          </table:table-cell>
        </table:table-row>
        <table:table-row table:style-name="TableLine94032652760976">
          <table:table-cell table:style-name="Table7.A1" office:value-type="string">
            <text:p text:style-name="Table_20_Contents"><text:a xlink:type="simple" xlink:href="https://www.w3schools.com/python/ref_string_rsplit.asp" text:style-name="Internet_20_link" text:visited-style-name="Visited_20_Internet_20_Link">rsplit()</text:a></text:p>
          </table:table-cell>
          <table:table-cell table:style-name="Table7.A1" office:value-type="string">
            <text:p text:style-name="Table_20_Contents">Splits the string at the specified separator, and returns a list</text:p>
          </table:table-cell>
        </table:table-row>
        <table:table-row table:style-name="TableLine94032652761808">
          <table:table-cell table:style-name="Table7.A1" office:value-type="string">
            <text:p text:style-name="Table_20_Contents"><text:a xlink:type="simple" xlink:href="https://www.w3schools.com/python/ref_string_rstrip.asp" text:style-name="Internet_20_link" text:visited-style-name="Visited_20_Internet_20_Link">rstrip()</text:a></text:p>
          </table:table-cell>
          <table:table-cell table:style-name="Table7.A1" office:value-type="string">
            <text:p text:style-name="Table_20_Contents">Returns a right trim version of the string</text:p>
          </table:table-cell>
        </table:table-row>
        <table:table-row table:style-name="TableLine94032652762640">
          <table:table-cell table:style-name="Table7.A1" office:value-type="string">
            <text:p text:style-name="Table_20_Contents"><text:a xlink:type="simple" xlink:href="https://www.w3schools.com/python/ref_string_split.asp" text:style-name="Internet_20_link" text:visited-style-name="Visited_20_Internet_20_Link">split()</text:a></text:p>
          </table:table-cell>
          <table:table-cell table:style-name="Table7.A1" office:value-type="string">
            <text:p text:style-name="Table_20_Contents">Splits the string at the specified separator, and returns a list</text:p>
          </table:table-cell>
        </table:table-row>
        <table:table-row table:style-name="TableLine94032652763472">
          <table:table-cell table:style-name="Table7.A1" office:value-type="string">
            <text:p text:style-name="Table_20_Contents"><text:a xlink:type="simple" xlink:href="https://www.w3schools.com/python/ref_string_splitlines.asp" text:style-name="Internet_20_link" text:visited-style-name="Visited_20_Internet_20_Link">splitlines()</text:a></text:p>
          </table:table-cell>
          <table:table-cell table:style-name="Table7.A1" office:value-type="string">
            <text:p text:style-name="Table_20_Contents">Splits the string at line breaks and returns a list</text:p>
          </table:table-cell>
        </table:table-row>
        <table:table-row table:style-name="TableLine94032652764304">
          <table:table-cell table:style-name="Table7.A1" office:value-type="string">
            <text:p text:style-name="Table_20_Contents"><text:a xlink:type="simple" xlink:href="https://www.w3schools.com/python/ref_string_startswith.asp" text:style-name="Internet_20_link" text:visited-style-name="Visited_20_Internet_20_Link">startswith()</text:a></text:p>
          </table:table-cell>
          <table:table-cell table:style-name="Table7.A1" office:value-type="string">
            <text:p text:style-name="Table_20_Contents">Returns true if the string starts with the specified value</text:p>
          </table:table-cell>
        </table:table-row>
        <table:table-row table:style-name="TableLine94032652765136">
          <table:table-cell table:style-name="Table7.A1" office:value-type="string">
            <text:p text:style-name="Table_20_Contents"><text:a xlink:type="simple" xlink:href="https://www.w3schools.com/python/ref_string_strip.asp" text:style-name="Internet_20_link" text:visited-style-name="Visited_20_Internet_20_Link">strip()</text:a></text:p>
          </table:table-cell>
          <table:table-cell table:style-name="Table7.A1" office:value-type="string">
            <text:p text:style-name="Table_20_Contents">Returns a trimmed version of the string</text:p>
          </table:table-cell>
        </table:table-row>
        <table:table-row table:style-name="TableLine94032652765968">
          <table:table-cell table:style-name="Table7.A1" office:value-type="string">
            <text:p text:style-name="Table_20_Contents"><text:a xlink:type="simple" xlink:href="https://www.w3schools.com/python/ref_string_swapcase.asp" text:style-name="Internet_20_link" text:visited-style-name="Visited_20_Internet_20_Link">swapcase()</text:a></text:p>
          </table:table-cell>
          <table:table-cell table:style-name="Table7.A1" office:value-type="string">
            <text:p text:style-name="Table_20_Contents">Swaps cases, lower case becomes upper case and vice versa</text:p>
          </table:table-cell>
        </table:table-row>
        <table:table-row table:style-name="TableLine94032652766800">
          <table:table-cell table:style-name="Table7.A1" office:value-type="string">
            <text:p text:style-name="Table_20_Contents"><text:a xlink:type="simple" xlink:href="https://www.w3schools.com/python/ref_string_title.asp" text:style-name="Internet_20_link" text:visited-style-name="Visited_20_Internet_20_Link">title()</text:a></text:p>
          </table:table-cell>
          <table:table-cell table:style-name="Table7.A1" office:value-type="string">
            <text:p text:style-name="Table_20_Contents">Converts the first character of each word to upper case</text:p>
          </table:table-cell>
        </table:table-row>
        <table:table-row table:style-name="TableLine94032652767632">
          <table:table-cell table:style-name="Table7.A1" office:value-type="string">
            <text:p text:style-name="Table_20_Contents"><text:a xlink:type="simple" xlink:href="https://www.w3schools.com/python/ref_string_translate.asp" text:style-name="Internet_20_link" text:visited-style-name="Visited_20_Internet_20_Link">translate()</text:a></text:p>
          </table:table-cell>
          <table:table-cell table:style-name="Table7.A1" office:value-type="string">
            <text:p text:style-name="Table_20_Contents">Returns a translated string</text:p>
          </table:table-cell>
        </table:table-row>
        <table:table-row table:style-name="TableLine94032652768464">
          <table:table-cell table:style-name="Table7.A1" office:value-type="string">
            <text:p text:style-name="Table_20_Contents"><text:a xlink:type="simple" xlink:href="https://www.w3schools.com/python/ref_string_upper.asp" text:style-name="Internet_20_link" text:visited-style-name="Visited_20_Internet_20_Link">upper()</text:a></text:p>
          </table:table-cell>
          <table:table-cell table:style-name="Table7.A1" office:value-type="string">
            <text:p text:style-name="Table_20_Contents">Converts a string into upper case</text:p>
          </table:table-cell>
        </table:table-row>
        <table:table-row table:style-name="TableLine94032652769296">
          <table:table-cell table:style-name="Table7.A1" office:value-type="string">
            <text:p text:style-name="Table_20_Contents"><text:a xlink:type="simple" xlink:href="https://www.w3schools.com/python/ref_string_zfill.asp" text:style-name="Internet_20_link" text:visited-style-name="Visited_20_Internet_20_Link">zfill()</text:a></text:p>
          </table:table-cell>
          <table:table-cell table:style-name="Table7.A1" office:value-type="string">
            <text:p text:style-name="Table_20_Contents">Fills the string with a specified number of 0 values at the beginning</text:p>
          </table:table-cell>
        </table:table-row>
      </table:table>
      <text:p text:style-name="P9"/>
      <text:list xml:id="list545125909" text:style-name="L12">
        <text:list-item>
          <text:p text:style-name="P81"><text:span text:style-name="T23">Python also has many built-in functions that return a boolean value, like the </text:span><text:span text:style-name="Source_20_Text"><text:span text:style-name="T23">isinstance()</text:span></text:span><text:span text:style-name="T23"> function, which can be used to determine if an object is of a certain data type:</text:span></text:p>
        </text:list-item>
      </text:list>
      <text:p text:style-name="P9"><draw:frame text:anchor-type="paragraph" draw:z-index="9" draw:name="Shape5" draw:style-name="gr10" draw:text-style-name="P103" svg:width="15.29cm" svg:height="1.368cm" svg:x="0.099cm" svg:y="0.127cm"><draw:text-box><text:p>x = 200</text:p><text:p>print(isinstance(x, int)) </text:p></draw:text-box></draw:frame></text:p>
      <text:p text:style-name="P9"/>
      <text:p text:style-name="P9"/>
      <text:p text:style-name="P9"/>
      <text:p text:style-name="P9"/>
      <text:p text:style-name="P9"/>
      <text:p text:style-name="P9"/>
      <text:p text:style-name="P9"/>
      <text:h text:style-name="P19" text:outline-level="1"><text:soft-page-break/>Python Operators</text:h>
      <text:h text:style-name="P29" text:outline-level="2">Python Arithmetic Operators</text:h>
      <text:p text:style-name="P10"/>
      <table:table table:name="Table8" table:style-name="Table8">
        <table:table-column table:style-name="Table8.A"/>
        <table:table-column table:style-name="Table8.B"/>
        <table:table-column table:style-name="Table8.C"/>
        <table:table-row table:style-name="TableLine94032652787920">
          <table:table-cell table:style-name="Table8.A1" office:value-type="string">
            <text:p text:style-name="Table_20_Heading">Operator</text:p>
          </table:table-cell>
          <table:table-cell table:style-name="Table8.A1" office:value-type="string">
            <text:p text:style-name="Table_20_Heading">Name</text:p>
          </table:table-cell>
          <table:table-cell table:style-name="Table8.A1" office:value-type="string">
            <text:p text:style-name="Table_20_Heading">Example</text:p>
          </table:table-cell>
        </table:table-row>
        <table:table-row table:style-name="TableLine94032652791664">
          <table:table-cell table:style-name="Table8.A1" office:value-type="string">
            <text:p text:style-name="Table_20_Contents">+</text:p>
          </table:table-cell>
          <table:table-cell table:style-name="Table8.A1" office:value-type="string">
            <text:p text:style-name="Table_20_Contents">Addition</text:p>
          </table:table-cell>
          <table:table-cell table:style-name="Table8.A1" office:value-type="string">
            <text:p text:style-name="Table_20_Contents">x + y</text:p>
          </table:table-cell>
        </table:table-row>
      </table:table>
      <table:table table:name="Table9" table:style-name="Table9">
        <table:table-column table:style-name="Table9.A"/>
        <table:table-column table:style-name="Table9.B"/>
        <table:table-column table:style-name="Table9.C"/>
        <table:table-row table:style-name="TableLine94032652792432">
          <table:table-cell table:style-name="Table9.A1" office:value-type="string">
            <text:p text:style-name="Table_20_Contents">-</text:p>
          </table:table-cell>
          <table:table-cell table:style-name="Table9.A1" office:value-type="string">
            <text:p text:style-name="Table_20_Contents">Subtraction</text:p>
          </table:table-cell>
          <table:table-cell table:style-name="Table9.A1" office:value-type="string">
            <text:p text:style-name="Table_20_Contents">x - y</text:p>
          </table:table-cell>
        </table:table-row>
        <table:table-row table:style-name="TableLine94032652823760">
          <table:table-cell table:style-name="Table9.A1" office:value-type="string">
            <text:p text:style-name="Table_20_Contents">*</text:p>
          </table:table-cell>
          <table:table-cell table:style-name="Table9.A1" office:value-type="string">
            <text:p text:style-name="Table_20_Contents">Multiplication</text:p>
          </table:table-cell>
          <table:table-cell table:style-name="Table9.A1" office:value-type="string">
            <text:p text:style-name="Table_20_Contents">x * y</text:p>
          </table:table-cell>
        </table:table-row>
        <table:table-row table:style-name="TableLine94032652824112">
          <table:table-cell table:style-name="Table9.A1" office:value-type="string">
            <text:p text:style-name="Table_20_Contents">/</text:p>
          </table:table-cell>
          <table:table-cell table:style-name="Table9.A1" office:value-type="string">
            <text:p text:style-name="Table_20_Contents">Division</text:p>
          </table:table-cell>
          <table:table-cell table:style-name="Table9.A1" office:value-type="string">
            <text:p text:style-name="Table_20_Contents">x / y</text:p>
          </table:table-cell>
        </table:table-row>
        <table:table-row table:style-name="TableLine94032652824416">
          <table:table-cell table:style-name="Table9.A1" office:value-type="string">
            <text:p text:style-name="Table_20_Contents">%</text:p>
          </table:table-cell>
          <table:table-cell table:style-name="Table9.A1" office:value-type="string">
            <text:p text:style-name="Table_20_Contents">Modulus</text:p>
          </table:table-cell>
          <table:table-cell table:style-name="Table9.A1" office:value-type="string">
            <text:p text:style-name="Table_20_Contents">x % y</text:p>
          </table:table-cell>
        </table:table-row>
        <table:table-row table:style-name="TableLine94032652825264">
          <table:table-cell table:style-name="Table9.A1" office:value-type="string">
            <text:p text:style-name="Table_20_Contents">**</text:p>
          </table:table-cell>
          <table:table-cell table:style-name="Table9.A1" office:value-type="string">
            <text:p text:style-name="Table_20_Contents">Exponentiation</text:p>
          </table:table-cell>
          <table:table-cell table:style-name="Table9.A1" office:value-type="string">
            <text:p text:style-name="Table_20_Contents">x ** y</text:p>
          </table:table-cell>
        </table:table-row>
        <table:table-row table:style-name="TableLine94032652826304">
          <table:table-cell table:style-name="Table9.A1" office:value-type="string">
            <text:p text:style-name="Table_20_Contents">//</text:p>
          </table:table-cell>
          <table:table-cell table:style-name="Table9.A1" office:value-type="string">
            <text:p text:style-name="Table_20_Contents">Floor division</text:p>
          </table:table-cell>
          <table:table-cell table:style-name="Table9.A1" office:value-type="string">
            <text:p text:style-name="Table_20_Contents">x // y</text:p>
          </table:table-cell>
        </table:table-row>
      </table:table>
      <text:p text:style-name="P10"/>
      <text:h text:style-name="P29" text:outline-level="2">Python Logical Operators</text:h>
      <text:p text:style-name="P10"/>
      <table:table table:name="Table10" table:style-name="Table10">
        <table:table-column table:style-name="Table10.A"/>
        <table:table-column table:style-name="Table10.B"/>
        <table:table-column table:style-name="Table10.C"/>
        <table:table-row table:style-name="TableLine94032652813760">
          <table:table-cell table:style-name="Table10.A1" office:value-type="string">
            <text:p text:style-name="Table_20_Heading">Operator</text:p>
          </table:table-cell>
          <table:table-cell table:style-name="Table10.A1" office:value-type="string">
            <text:p text:style-name="Table_20_Heading">Description</text:p>
          </table:table-cell>
          <table:table-cell table:style-name="Table10.A1" office:value-type="string">
            <text:p text:style-name="Table_20_Heading">Example</text:p>
          </table:table-cell>
        </table:table-row>
        <table:table-row table:style-name="TableLine94032652834048">
          <table:table-cell table:style-name="Table10.A1" office:value-type="string">
            <text:p text:style-name="Table_20_Contents">and </text:p>
          </table:table-cell>
          <table:table-cell table:style-name="Table10.A1" office:value-type="string">
            <text:p text:style-name="Table_20_Contents">Returns True if both statements are true</text:p>
          </table:table-cell>
          <table:table-cell table:style-name="Table10.A1" office:value-type="string">
            <text:p text:style-name="Table_20_Contents">x &lt; 5 and  x &lt; 10</text:p>
          </table:table-cell>
        </table:table-row>
      </table:table>
      <table:table table:name="Table11" table:style-name="Table11">
        <table:table-column table:style-name="Table11.A"/>
        <table:table-column table:style-name="Table11.B"/>
        <table:table-column table:style-name="Table11.C"/>
        <table:table-row table:style-name="TableLine94032652834512">
          <table:table-cell table:style-name="Table11.A1" office:value-type="string">
            <text:p text:style-name="Table_20_Contents">or</text:p>
          </table:table-cell>
          <table:table-cell table:style-name="Table11.A1" office:value-type="string">
            <text:p text:style-name="Table_20_Contents">Returns True if one of the statements is true</text:p>
          </table:table-cell>
          <table:table-cell table:style-name="Table11.A1" office:value-type="string">
            <text:p text:style-name="Table_20_Contents">x &lt; 5 or x &lt; 4</text:p>
          </table:table-cell>
        </table:table-row>
        <table:table-row table:style-name="TableLine94032652842128">
          <table:table-cell table:style-name="Table11.A1" office:value-type="string">
            <text:p text:style-name="Table_20_Contents">not</text:p>
          </table:table-cell>
          <table:table-cell table:style-name="Table11.A1" office:value-type="string">
            <text:p text:style-name="Table_20_Contents">Reverse the result, returns False if the result is true</text:p>
          </table:table-cell>
          <table:table-cell table:style-name="Table11.A1" office:value-type="string">
            <text:p text:style-name="Table_20_Contents">not(x &lt; 5 and x &lt; 10)</text:p>
          </table:table-cell>
        </table:table-row>
      </table:table>
      <text:p text:style-name="P10"/>
      <text:h text:style-name="P29" text:outline-level="2">Python Identity Operators</text:h>
      <text:p text:style-name="Text_20_body">Identity operators are used to compare the objects, not if they are equal, but if they are actually the same object, with the same memory location:</text:p>
      <text:list xml:id="list1046492784" text:style-name="L13">
        <text:list-item>
          <text:p text:style-name="P82">is </text:p>
        </text:list-item>
        <text:list-item>
          <text:p text:style-name="P82">is not</text:p>
        </text:list-item>
      </text:list>
      <text:p text:style-name="P11"/>
      <text:h text:style-name="P30" text:outline-level="2">Python Membership Operators</text:h>
      <text:p text:style-name="Text_20_body">Membership operators are used to test if a sequence is presented in an object:</text:p>
      <text:p text:style-name="P11"/>
      <table:table table:name="Table12" table:style-name="Table12">
        <table:table-column table:style-name="Table12.A"/>
        <table:table-column table:style-name="Table12.B"/>
        <table:table-column table:style-name="Table12.C"/>
        <table:table-row table:style-name="TableLine94032652843072">
          <table:table-cell table:style-name="Table12.A1" office:value-type="string">
            <text:p text:style-name="Table_20_Heading">Operator</text:p>
          </table:table-cell>
          <table:table-cell table:style-name="Table12.A1" office:value-type="string">
            <text:p text:style-name="Table_20_Heading">Description</text:p>
          </table:table-cell>
          <table:table-cell table:style-name="Table12.A1" office:value-type="string">
            <text:p text:style-name="Table_20_Heading">Example</text:p>
          </table:table-cell>
        </table:table-row>
        <table:table-row table:style-name="TableLine94032652870944">
          <table:table-cell table:style-name="Table12.A1" office:value-type="string">
            <text:p text:style-name="Table_20_Contents">in</text:p>
          </table:table-cell>
          <table:table-cell table:style-name="Table12.A1" office:value-type="string">
            <text:p text:style-name="Table_20_Contents">Returns True if a sequence with the specified value is present in the object</text:p>
            <text:p text:style-name="Table_20_Contents"/>
          </table:table-cell>
          <table:table-cell table:style-name="Table12.A1" office:value-type="string">
            <text:p text:style-name="Table_20_Contents">x in y</text:p>
          </table:table-cell>
        </table:table-row>
      </table:table>
      <table:table table:name="Table13" table:style-name="Table13">
        <table:table-column table:style-name="Table13.A"/>
        <table:table-column table:style-name="Table13.B"/>
        <table:table-column table:style-name="Table13.C"/>
        <table:table-row table:style-name="TableLine94032652871296">
          <table:table-cell table:style-name="Table13.A1" office:value-type="string">
            <text:p text:style-name="Table_20_Contents">not in</text:p>
          </table:table-cell>
          <table:table-cell table:style-name="Table13.A1" office:value-type="string">
            <text:p text:style-name="Table_20_Contents">Returns True if a sequence with the specified value is not present in the object</text:p>
          </table:table-cell>
          <table:table-cell table:style-name="Table13.A1" office:value-type="string">
            <text:p text:style-name="Table_20_Contents">x not in y</text:p>
          </table:table-cell>
        </table:table-row>
      </table:table>
      <text:p text:style-name="P11"/>
      <text:h text:style-name="P30" text:outline-level="2"><text:soft-page-break/>Python Bitwise Operators</text:h>
      <text:p text:style-name="Text_20_body">Bitwise operators are used to compare (binary) numbers:</text:p>
      <table:table table:name="Table14" table:style-name="Table14">
        <table:table-column table:style-name="Table14.A"/>
        <table:table-column table:style-name="Table14.B"/>
        <table:table-column table:style-name="Table14.C"/>
        <table:table-row table:style-name="TableLine94032652877504">
          <table:table-cell table:style-name="Table14.A1" office:value-type="string">
            <text:p text:style-name="Table_20_Heading">Operator</text:p>
          </table:table-cell>
          <table:table-cell table:style-name="Table14.A1" office:value-type="string">
            <text:p text:style-name="Table_20_Heading">Name</text:p>
          </table:table-cell>
          <table:table-cell table:style-name="Table14.A1" office:value-type="string">
            <text:p text:style-name="Table_20_Heading">Description</text:p>
          </table:table-cell>
        </table:table-row>
        <table:table-row table:style-name="TableLine94032652898320">
          <table:table-cell table:style-name="Table14.A1" office:value-type="string">
            <text:p text:style-name="Table_20_Contents">&amp;</text:p>
          </table:table-cell>
          <table:table-cell table:style-name="Table14.A1" office:value-type="string">
            <text:p text:style-name="Table_20_Contents">AND</text:p>
          </table:table-cell>
          <table:table-cell table:style-name="Table14.A1" office:value-type="string">
            <text:p text:style-name="Table_20_Contents">Sets each bit to 1 if both bits are 1</text:p>
          </table:table-cell>
        </table:table-row>
        <table:table-row table:style-name="TableLine94032652898784">
          <table:table-cell table:style-name="Table14.A1" office:value-type="string">
            <text:p text:style-name="Table_20_Contents">|</text:p>
          </table:table-cell>
          <table:table-cell table:style-name="Table14.A1" office:value-type="string">
            <text:p text:style-name="Table_20_Contents">OR</text:p>
          </table:table-cell>
          <table:table-cell table:style-name="Table14.A1" office:value-type="string">
            <text:p text:style-name="Table_20_Contents">Sets each bit to 1 if one of two bits is 1</text:p>
          </table:table-cell>
        </table:table-row>
        <table:table-row table:style-name="TableLine94032652899536">
          <table:table-cell table:style-name="Table14.A1" office:value-type="string">
            <text:p text:style-name="Table_20_Contents">^</text:p>
          </table:table-cell>
          <table:table-cell table:style-name="Table14.A1" office:value-type="string">
            <text:p text:style-name="Table_20_Contents">XOR</text:p>
          </table:table-cell>
          <table:table-cell table:style-name="Table14.A1" office:value-type="string">
            <text:p text:style-name="Table_20_Contents">Sets each bit to 1 if only one of two bits is 1</text:p>
          </table:table-cell>
        </table:table-row>
        <table:table-row table:style-name="TableLine94032652900384">
          <table:table-cell table:style-name="Table14.A1" office:value-type="string">
            <text:p text:style-name="Table_20_Contents">~</text:p>
          </table:table-cell>
          <table:table-cell table:style-name="Table14.A1" office:value-type="string">
            <text:p text:style-name="Table_20_Contents">NOT</text:p>
          </table:table-cell>
          <table:table-cell table:style-name="Table14.A1" office:value-type="string">
            <text:p text:style-name="Table_20_Contents">Inverts all the bits</text:p>
          </table:table-cell>
        </table:table-row>
        <table:table-row table:style-name="TableLine94032652901424">
          <table:table-cell table:style-name="Table14.A1" office:value-type="string">
            <text:p text:style-name="Table_20_Contents">&lt;&lt;</text:p>
          </table:table-cell>
          <table:table-cell table:style-name="Table14.A1" office:value-type="string">
            <text:p text:style-name="Table_20_Contents">Zero fill left shift</text:p>
          </table:table-cell>
          <table:table-cell table:style-name="Table14.A1" office:value-type="string">
            <text:p text:style-name="Table_20_Contents">Shift left by pushing zeros in from the right and let the leftmost bits fall off</text:p>
          </table:table-cell>
        </table:table-row>
        <table:table-row table:style-name="TableLine94032652902336">
          <table:table-cell table:style-name="Table14.A1" office:value-type="string">
            <text:p text:style-name="Table_20_Contents">&gt;&gt;</text:p>
          </table:table-cell>
          <table:table-cell table:style-name="Table14.A1" office:value-type="string">
            <text:p text:style-name="Table_20_Contents">Signed right shift</text:p>
          </table:table-cell>
          <table:table-cell table:style-name="Table14.A1" office:value-type="string">
            <text:p text:style-name="Table_20_Contents">Shift right by pushing copies of the leftmost bit in from the left, and let the rightmost bits fall off</text:p>
          </table:table-cell>
        </table:table-row>
      </table:table>
      <text:p text:style-name="P11"/>
      <text:h text:style-name="P20" text:outline-level="1">Python Lists</text:h>
      <text:p text:style-name="P11"/>
      <text:list xml:id="list217325251" text:style-name="L14">
        <text:list-item>
          <text:p text:style-name="P83">List items are ordered, changeable, and allow duplicate values.</text:p>
        </text:list-item>
        <text:list-item>
          <text:p text:style-name="P85">List items are indexed, the first item has index <text:span text:style-name="Source_20_Text">[0]</text:span>, the second item has index <text:span text:style-name="Source_20_Text">[1]</text:span> etc.</text:p>
        </text:list-item>
        <text:list-item>
          <text:p text:style-name="P83"><draw:frame text:anchor-type="paragraph" draw:z-index="10" draw:name="Shape6" draw:style-name="gr9" draw:text-style-name="P103" svg:width="10.886cm" svg:height="3.248cm" svg:x="1.702cm" svg:y="0.478cm"><draw:text-box><text:p>list1 = ["apple", "banana", "cherry"]</text:p><text:p>list2 = [1, 5, 7, 9, 3]</text:p><text:p>list3 = [True, False, False]</text:p><text:p>list4 = ["abc", 34, True, 40, "male"]</text:p></draw:text-box></draw:frame>A list can contain <text:span text:style-name="T24">same or </text:span>different data types</text:p>
          <text:p text:style-name="P83"/>
        </text:list-item>
      </text:list>
      <text:p text:style-name="P11"/>
      <text:p text:style-name="P11"/>
      <text:p text:style-name="P11"/>
      <text:p text:style-name="P11"/>
      <text:h text:style-name="P30" text:outline-level="2">The list() Constructor</text:h>
      <text:p text:style-name="Text_20_body">It is also possible to use the list() constructor when creating a new list.</text:p>
      <text:p text:style-name="P11"><draw:frame text:anchor-type="paragraph" draw:z-index="11" draw:name="Shape6_0" draw:style-name="gr8" draw:text-style-name="P103" svg:width="14.514cm" svg:height="1.601cm" svg:x="0.099cm" svg:y="0.125cm"><draw:text-box><text:p>thislist = list(("apple", "banana", "cherry")) # note the double round-brackets</text:p><text:p>print(thislist)</text:p></draw:text-box></draw:frame></text:p>
      <text:p text:style-name="P11"/>
      <text:p text:style-name="P11"/>
      <text:h text:style-name="P20" text:outline-level="1">Python - Access List Items</text:h>
      <text:p text:style-name="P11"/>
      <text:p text:style-name="P12">List items are indexed and you can access them by referring to the index number:</text:p>
      <text:list xml:id="list920048666" text:style-name="L15">
        <text:list-item>
          <text:p text:style-name="P97">listname[index]</text:p>
        </text:list-item>
        <text:list-item>
          <text:p text:style-name="P97">listname[start:end]</text:p>
        </text:list-item>
        <text:list-item>
          <text:p text:style-name="P97">listname[:end]</text:p>
        </text:list-item>
        <text:list-item>
          <text:p text:style-name="P97"><text:soft-page-break/>listname[start:]</text:p>
        </text:list-item>
        <text:list-item>
          <text:p text:style-name="P97">listname[-index_from_end:-index_from_end]</text:p>
        </text:list-item>
      </text:list>
      <text:p text:style-name="P14"/>
      <text:p text:style-name="P14"/>
      <text:h text:style-name="P32" text:outline-level="2">Check if Item Exists</text:h>
      <text:p text:style-name="Text_20_body">To determine if a specified item is present in a list use the <text:span text:style-name="Source_20_Text">in</text:span> keyword:</text:p>
      <text:p text:style-name="P14"/>
      <text:p text:style-name="P86"><draw:frame text:anchor-type="paragraph" draw:z-index="12" draw:name="Shape6_1" draw:style-name="gr7" draw:text-style-name="P103" svg:width="12.002cm" svg:height="1.916cm" svg:x="0.125cm" svg:y="-0.056cm"><draw:text-box><text:p>thislist = ["apple", "banana", "cherry"]</text:p><text:p>if "apple" in thislist:</text:p><text:p><text:tab/>print("Yes, 'apple' is in the fruits list") </text:p></draw:text-box></draw:frame></text:p>
      <text:p text:style-name="P86"/>
      <text:p text:style-name="P86"/>
      <text:h text:style-name="P31" text:outline-level="2">Change Item Value</text:h>
      <text:list xml:id="list210950297" text:style-name="L16">
        <text:list-item>
          <text:p text:style-name="P87">To change the value of a specific item, refer to the index number:</text:p>
          <text:p text:style-name="P52">thislist = [<text:span text:style-name="T8">"apple"</text:span>, <text:span text:style-name="T8">"banana"</text:span>, <text:span text:style-name="T8">"cherry"</text:span>]<text:line-break/>thislist[<text:span text:style-name="T5">1</text:span>] = <text:span text:style-name="T8">"blackcurrant"</text:span></text:p>
        </text:list-item>
        <text:list-item>
          <text:p text:style-name="P52">To change the value of items within a specific range, define a list with the new values, and refer to the range of index numbers where you want to insert the new values:</text:p>
          <text:p text:style-name="P52">thislist = [<text:span text:style-name="T8">"apple"</text:span>, <text:span text:style-name="T8">"banana"</text:span>, <text:span text:style-name="T8">"cherry"</text:span>, <text:span text:style-name="T8">"orange"</text:span>, <text:span text:style-name="T8">"kiwi"</text:span>, <text:span text:style-name="T8">"mango"</text:span>]<text:line-break/>thislist[<text:span text:style-name="T5">1</text:span>:<text:span text:style-name="T5">3</text:span>] = [<text:span text:style-name="T8">"blackcurrant"</text:span>, <text:span text:style-name="T8">"watermelon"</text:span>]</text:p>
        </text:list-item>
      </text:list>
      <text:list xml:id="list1131276316" text:style-name="L17">
        <text:list-item>
          <text:p text:style-name="P91"><text:span text:style-name="T14">If you insert </text:span><text:span text:style-name="Emphasis"><text:span text:style-name="T14">more</text:span></text:span><text:span text:style-name="T14"> items than you replace, the new items will be inserted where you specified, and the remaining items will move accordingly:</text:span></text:p>
          <text:p text:style-name="P54"><draw:frame text:anchor-type="paragraph" draw:z-index="14" draw:name="Shape6_3" draw:style-name="gr6" draw:text-style-name="P102" svg:width="16.571cm" svg:height="3.243cm" svg:x="1.12cm" svg:y="-0.222cm"><draw:text-box><text:p text:style-name="P101">thislist = ["apple", "banana", "cherry"]</text:p><text:p text:style-name="P101">thislist[1:2] = ["blackcurrant", "watermelon"]</text:p><text:p text:style-name="P101"/><text:p text:style-name="P101">OUTPUT : </text:p><text:p text:style-name="P101">['apple', 'blackcurrant', 'watermelon', 'cherry']</text:p></draw:text-box></draw:frame></text:p>
        </text:list-item>
      </text:list>
      <text:p text:style-name="P53"/>
      <text:p text:style-name="P53"/>
      <text:p text:style-name="P53"/>
      <text:p text:style-name="P89"><text:span text:style-name="T10"/></text:p>
      <text:list xml:id="list222505459279404" text:continue-numbering="true" text:style-name="L17">
        <text:list-item>
          <text:p text:style-name="P92"><text:span text:style-name="T13">If you insert </text:span><text:span text:style-name="Emphasis"><text:span text:style-name="T13">less</text:span></text:span><text:span text:style-name="T13"> items than you replace, the </text:span><text:span text:style-name="T15">existing items in list will be removed.</text:span></text:p>
        </text:list-item>
      </text:list>
      <text:p text:style-name="P89"><text:span text:style-name="T15"/></text:p>
      <text:p text:style-name="P89"><draw:frame text:anchor-type="paragraph" draw:z-index="13" draw:name="Shape6_2" draw:style-name="gr7" draw:text-style-name="P102" svg:width="16.631cm" svg:height="1.978cm" svg:x="1.097cm" svg:y="-0.219cm"><draw:text-box><text:p text:style-name="P101">thislist = ["apple", "banana", "cherry","mango","papita"]</text:p><text:p text:style-name="P101">thislist[1:9] = ["blackcurrant"]</text:p><text:p text:style-name="P101"/><text:p text:style-name="P101"><text:span text:style-name="T2">OUTPUT : ['apple', 'blackcurrant']</text:span></text:p></draw:text-box></draw:frame><text:span text:style-name="T15"/></text:p>
      <text:p text:style-name="P89"><text:span text:style-name="T15"/></text:p>
      <text:p text:style-name="P89"><text:span text:style-name="T15"/></text:p>
      <text:list xml:id="list222506151335759" text:continue-numbering="true" text:style-name="L17">
        <text:list-item>
          <text:p text:style-name="P90">To insert a new list item, without replacing any of the existing values, we can use the insert() method.</text:p>
        </text:list-item>
        <text:list-item>
          <text:p text:style-name="P90">The insert() method inserts an item at the specified index:</text:p>
        </text:list-item>
        <text:list-item>
          <text:p text:style-name="P54"><text:soft-page-break/>thislist = [<text:span text:style-name="T8">"apple"</text:span>, <text:span text:style-name="T8">"banana"</text:span>, <text:span text:style-name="T8">"cherry"</text:span>]<text:line-break/>thislist.insert(<text:span text:style-name="T5">2</text:span>, <text:span text:style-name="T8">"watermelon"</text:span>)<text:line-break/><text:span text:style-name="T3">print</text:span>(thislist)</text:p>
          <text:p text:style-name="P54"/>
        </text:list-item>
      </text:list>
      <text:list xml:id="list2294620003" text:style-name="L18">
        <text:list-item>
          <text:p text:style-name="P55">To add an item to the end of the list, use the append() method:</text:p>
        </text:list-item>
        <text:list-item>
          <text:p text:style-name="P55">thislist.append(<text:span text:style-name="T8">"orange"</text:span>)</text:p>
        </text:list-item>
        <text:list-item>
          <text:p text:style-name="P55">To append elements from <text:span text:style-name="Emphasis">another list</text:span> to the current list, use the <text:span text:style-name="Source_20_Text">extend()</text:span> method.</text:p>
        </text:list-item>
      </text:list>
      <text:p text:style-name="P53"><draw:frame text:anchor-type="paragraph" draw:z-index="15" draw:name="Shape6_4" draw:style-name="gr5" draw:text-style-name="P102" svg:width="16.7cm" svg:height="2.239cm" svg:x="0.991cm" svg:y="-0.222cm"><draw:text-box><text:p text:style-name="P101">thislist = ["apple", "banana", "cherry"]</text:p><text:p text:style-name="P101">tropical = ["mango", "pineapple", "papaya"]</text:p><text:p text:style-name="P101">thislist.extend(tropical)</text:p></draw:text-box></draw:frame></text:p>
      <text:p text:style-name="P53"/>
      <text:p text:style-name="P53"/>
      <text:list xml:id="list222506714165469" text:continue-numbering="true" text:style-name="L18">
        <text:list-item>
          <text:p text:style-name="P55">The <text:span text:style-name="Source_20_Text">extend()</text:span> method does not have to append <text:span text:style-name="Emphasis">lists</text:span>, you can add any iterable object (tuples, sets, dictionaries etc.)</text:p>
        </text:list-item>
      </text:list>
      <text:p text:style-name="P53"><draw:frame text:anchor-type="paragraph" draw:z-index="16" draw:name="Shape6_5" draw:style-name="gr5" draw:text-style-name="P102" svg:width="16.7cm" svg:height="3.46cm" svg:x="1.083cm" svg:y="0.139cm"><draw:text-box><text:p text:style-name="P101">thislist = ["apple", "banana", "cherry"]</text:p><text:p text:style-name="P101">thistuple = {"kiwi":2, "orange":5}</text:p><text:p text:style-name="P101"/><text:p text:style-name="P101">thislist.extend(thistuple)</text:p><text:p text:style-name="P101"/><text:p text:style-name="P101">Output : <text:tab/>['apple', 'banana', 'cherry', 'kiwi', 'orange']</text:p><text:p text:style-name="P101"/></draw:text-box></draw:frame></text:p>
      <text:p text:style-name="P53"/>
      <text:p text:style-name="P53"/>
      <text:p text:style-name="P53"/>
      <text:p text:style-name="P53"/>
      <text:p text:style-name="P53"/>
      <text:h text:style-name="P22" text:outline-level="1">Python - Remove List Items</text:h>
      <table:table table:name="Table15" table:style-name="Table15">
        <table:table-column table:style-name="Table15.A"/>
        <table:table-column table:style-name="Table15.B"/>
        <table:table-row table:style-name="TableLine94032682653392">
          <table:table-cell table:style-name="Table15.A1" office:value-type="string">
            <text:p text:style-name="P53">The <text:span text:style-name="Source_20_Text">remove()</text:span> method removes the specified item.</text:p>
          </table:table-cell>
          <table:table-cell table:style-name="Table15.B1" office:value-type="string">
            <text:p text:style-name="P53">thislist.remove(<text:span text:style-name="T8">"banana"</text:span>)</text:p>
          </table:table-cell>
        </table:table-row>
        <table:table-row table:style-name="TableLine94032682653392">
          <table:table-cell table:style-name="Table15.A2" office:value-type="string">
            <text:p text:style-name="P53">The <text:span text:style-name="Source_20_Text">pop()</text:span> method removes the specified index.</text:p>
          </table:table-cell>
          <table:table-cell table:style-name="Table15.B2" office:value-type="string">
            <text:p text:style-name="P53">thislist.pop(<text:span text:style-name="T5">1</text:span>)</text:p>
          </table:table-cell>
        </table:table-row>
        <table:table-row table:style-name="TableLine94032682653392">
          <table:table-cell table:style-name="Table15.A2" office:value-type="string">
            <text:p text:style-name="P53">If you do not specify the index, the <text:span text:style-name="Source_20_Text">pop()</text:span> method removes the last item.</text:p>
          </table:table-cell>
          <table:table-cell table:style-name="Table15.B2" office:value-type="string">
            <text:p text:style-name="P53">thislist.pop()</text:p>
          </table:table-cell>
        </table:table-row>
        <table:table-row table:style-name="TableLine94032682653392">
          <table:table-cell table:style-name="Table15.A2" office:value-type="string">
            <text:p text:style-name="P53">The <text:span text:style-name="Source_20_Text">del</text:span> keyword also removes the specified index:</text:p>
          </table:table-cell>
          <table:table-cell table:style-name="Table15.B2" office:value-type="string">
            <text:p text:style-name="P53"><text:span text:style-name="T3">del</text:span> thislist[<text:span text:style-name="T5">0</text:span>]</text:p>
          </table:table-cell>
        </table:table-row>
        <table:table-row table:style-name="TableLine94032682653392">
          <table:table-cell table:style-name="Table15.A2" office:value-type="string">
            <text:p text:style-name="P53">The <text:span text:style-name="Source_20_Text">del</text:span> keyword can also delete the list completely.</text:p>
          </table:table-cell>
          <table:table-cell table:style-name="Table15.B2" office:value-type="string">
            <text:p text:style-name="P53"><text:span text:style-name="T3">del</text:span> thislist </text:p>
          </table:table-cell>
        </table:table-row>
        <table:table-row table:style-name="TableLine94032682653392">
          <table:table-cell table:style-name="Table15.A2" office:value-type="string">
            <text:p text:style-name="P88"><text:span text:style-name="T13">The </text:span><text:span text:style-name="Source_20_Text"><text:span text:style-name="T13">clear()</text:span></text:span><text:span text:style-name="T13"> method empties the list.</text:span>The list still remains, but it has no content.</text:p>
          </table:table-cell>
          <table:table-cell table:style-name="Table15.B2" office:value-type="string">
            <text:p text:style-name="P56">thislist.clear()</text:p>
          </table:table-cell>
        </table:table-row>
      </table:table>
      <text:p text:style-name="P53"/>
      <text:h text:style-name="P26" text:outline-level="2"><text:soft-page-break/>Loop Through a List</text:h>
      <text:p text:style-name="P53"/>
      <text:p text:style-name="P53">thislist = [<text:span text:style-name="T8">"apple"</text:span>, <text:span text:style-name="T8">"banana"</text:span>, <text:span text:style-name="T8">"cherry"</text:span>]<text:line-break/><text:span text:style-name="T3">for</text:span> x <text:span text:style-name="T3">in</text:span> thislist:<text:line-break/> <text:span text:style-name="T3">print</text:span>(x) </text:p>
      <text:p text:style-name="P53"/>
      <text:h text:style-name="P26" text:outline-level="2">Loop Through the Index Numbers</text:h>
      <text:p text:style-name="P53"/>
      <text:p text:style-name="P53">thislist = [<text:span text:style-name="T8">"apple"</text:span>, <text:span text:style-name="T8">"banana"</text:span>, <text:span text:style-name="T8">"cherry"</text:span>]<text:line-break/><text:span text:style-name="T3">for</text:span> i <text:span text:style-name="T3">in</text:span> <text:span text:style-name="T3">range</text:span>(<text:span text:style-name="T3">len</text:span>(thislist)):<text:line-break/>  <text:span text:style-name="T3">print</text:span>(thislist[i]) </text:p>
      <text:p text:style-name="P53"/>
      <text:h text:style-name="P26" text:outline-level="2">Using a While Loop</text:h>
      <text:p text:style-name="P53">thislist = [<text:span text:style-name="T8">"apple"</text:span>, <text:span text:style-name="T8">"banana"</text:span>, <text:span text:style-name="T8">"cherry"</text:span>]<text:line-break/>i = <text:span text:style-name="T5">0</text:span><text:line-break/><text:span text:style-name="T3">while</text:span> i &lt; <text:span text:style-name="T3">len</text:span>(thislist):<text:line-break/>  <text:span text:style-name="T3">print</text:span>(thislist[i])<text:line-break/>  i = i + <text:span text:style-name="T5">1</text:span></text:p>
      <text:p text:style-name="P53"><text:span text:style-name="T5"/></text:p>
      <text:h text:style-name="Heading_20_3" text:outline-level="3">Looping Using List Comprehension</text:h>
      <text:p text:style-name="P48">thislist = [<text:span text:style-name="T8">"apple"</text:span>, <text:span text:style-name="T8">"banana"</text:span>, <text:span text:style-name="T8">"cherry"</text:span>]<text:line-break/>[<text:span text:style-name="T3">print</text:span>(x) <text:span text:style-name="T3">for</text:span> x <text:span text:style-name="T3">in</text:span> thislist] </text:p>
      <text:p text:style-name="P48"/>
      <text:h text:style-name="P21" text:outline-level="1">Python - List Comprehension</text:h>
      <text:p text:style-name="P48">List comprehension offers a shorter syntax when you want to create a new list based on the values of an existing list.</text:p>
      <text:p text:style-name="P48"><draw:frame text:anchor-type="paragraph" draw:z-index="17" draw:name="Shape6_6" draw:style-name="gr4" draw:text-style-name="P102" svg:width="8.863cm" svg:height="6.178cm" svg:x="-0.31cm" svg:y="0.296cm"><draw:text-box><text:p text:style-name="P101">fruits = ["apple", "banana", "cherry", "kiwi", "mango"]</text:p><text:p text:style-name="P101">newlist = []</text:p><text:p text:style-name="P101"/><text:p text:style-name="P101">for x in fruits:</text:p><text:p text:style-name="P101"><text:s text:c="2"/>if "a" in x:</text:p><text:p text:style-name="P101"><text:s text:c="4"/>newlist.append(x)</text:p><text:p text:style-name="P101"/><text:p text:style-name="P101">print(newlist) </text:p></draw:text-box></draw:frame><draw:frame text:anchor-type="paragraph" draw:z-index="18" draw:name="Shape6_7" draw:style-name="gr4" draw:text-style-name="P102" svg:width="8.863cm" svg:height="6.178cm" svg:x="9.417cm" svg:y="0.254cm"><draw:text-box><text:p text:style-name="P101">fruits = ["apple", "banana", "cherry", "kiwi", "mango"]</text:p><text:p text:style-name="P101"/><text:p text:style-name="P101">newlist = [x for x in fruits if "a" in x]</text:p><text:p text:style-name="P101"/><text:p text:style-name="P101">print(newlist) </text:p></draw:text-box></draw:frame></text:p>
      <text:p text:style-name="P48"/>
      <text:p text:style-name="P48"/>
      <text:p text:style-name="P48"/>
      <text:p text:style-name="P48"/>
      <text:p text:style-name="P48"/>
      <text:p text:style-name="P48"/>
      <text:p text:style-name="P48"><text:soft-page-break/></text:p>
      <text:p text:style-name="P48"/>
      <text:h text:style-name="P24" text:outline-level="2">The Syntax</text:h>
      <text:p text:style-name="P96"><text:span text:style-name="T10">newlist = [</text:span><text:span text:style-name="Emphasis"><text:span text:style-name="T10">expression</text:span></text:span><text:span text:style-name="T10"> </text:span><text:span text:style-name="T3">for</text:span><text:span text:style-name="T10"> </text:span><text:span text:style-name="Emphasis"><text:span text:style-name="T10">item</text:span></text:span><text:span text:style-name="T10"> </text:span><text:span text:style-name="T3">in</text:span><text:span text:style-name="T10"> </text:span><text:span text:style-name="Emphasis"><text:span text:style-name="T10">iterable</text:span></text:span><text:span text:style-name="T10"> </text:span><text:span text:style-name="T3">if</text:span><text:span text:style-name="T10"> </text:span><text:span text:style-name="Emphasis"><text:span text:style-name="T10">condition</text:span></text:span><text:span text:style-name="T10"> == </text:span><text:span text:style-name="T3">True</text:span><text:span text:style-name="T10">]</text:span></text:p>
      <text:p text:style-name="P57"/>
      <text:p text:style-name="P57">expression is current list item which can be modified;</text:p>
      <text:p text:style-name="P38">eg:</text:p>
      <text:p text:style-name="P38"/>
      <text:p text:style-name="P38">newlist = [x <text:span text:style-name="T3">for</text:span> x <text:span text:style-name="T3">in</text:span> fruits <text:span text:style-name="T3">if</text:span> x != <text:span text:style-name="T8">"apple"</text:span>] </text:p>
      <text:p text:style-name="P38"/>
      <text:p text:style-name="P38">newlist = [x <text:span text:style-name="T3">for</text:span> x <text:span text:style-name="T3">in</text:span> fruits] </text:p>
      <text:p text:style-name="P38"/>
      <text:p text:style-name="P38">newlist = [x <text:span text:style-name="T3">for</text:span> x <text:span text:style-name="T3">in</text:span> <text:span text:style-name="T3">range</text:span>(<text:span text:style-name="T5">10</text:span>)] </text:p>
      <text:p text:style-name="P38"/>
      <text:p text:style-name="P38">newlist = [x <text:span text:style-name="T3">for</text:span> x <text:span text:style-name="T3">in</text:span> <text:span text:style-name="T3">range</text:span>(<text:span text:style-name="T5">10</text:span>) <text:span text:style-name="T3">if</text:span> x &lt; <text:span text:style-name="T5">5</text:span>] </text:p>
      <text:p text:style-name="P38"/>
      <text:p text:style-name="P38">newlist = [x.upper() <text:span text:style-name="T3">for</text:span> x <text:span text:style-name="T3">in</text:span> fruits] </text:p>
      <text:p text:style-name="P38"/>
      <text:p text:style-name="P38">newlist = [<text:span text:style-name="T8">'hello'</text:span> <text:span text:style-name="T3">for</text:span> x <text:span text:style-name="T3">in</text:span> fruits] </text:p>
      <text:p text:style-name="P38"/>
      <text:p text:style-name="P38">newlist = [x <text:span text:style-name="T3">if</text:span> x != <text:span text:style-name="T8">"banana"</text:span> <text:span text:style-name="T3">else</text:span> <text:span text:style-name="T8">"orange"</text:span> <text:span text:style-name="T3">for</text:span> x <text:span text:style-name="T3">in</text:span> fruits] </text:p>
      <text:p text:style-name="P38"/>
      <text:p text:style-name="P38"/>
      <text:p text:style-name="P38"/>
      <text:h text:style-name="P27" text:outline-level="2">Sort List Alphanumerically</text:h>
      <text:p text:style-name="P38"/>
      <text:list xml:id="list2577057498" text:style-name="L19">
        <text:list-item>
          <text:p text:style-name="P93"><text:span text:style-name="T16">List objects have a </text:span><text:span text:style-name="Source_20_Text"><text:span text:style-name="T16">sort()</text:span></text:span><text:span text:style-name="T16"> method that will sort the list alphanumerically, ascending, by default:</text:span></text:p>
          <text:list>
            <text:list-item>
              <text:p text:style-name="P61"><text:span text:style-name="T25">thislist.sort()</text:span></text:p>
            </text:list-item>
          </text:list>
        </text:list-item>
        <text:list-item>
          <text:p text:style-name="P93"><text:span text:style-name="T16">To sort descending, use the keyword argument </text:span><text:span text:style-name="Source_20_Text"><text:span text:style-name="T16">reverse = True</text:span></text:span><text:span text:style-name="T16">:</text:span></text:p>
          <text:list>
            <text:list-item>
              <text:p text:style-name="P61"><text:span text:style-name="T25">thislist.sort(reverse = </text:span><text:span text:style-name="T4">True</text:span><text:span text:style-name="T25">)</text:span></text:p>
            </text:list-item>
          </text:list>
        </text:list-item>
      </text:list>
      <text:h text:style-name="P27" text:outline-level="2"/>
      <text:h text:style-name="P27" text:outline-level="2"/>
      <text:h text:style-name="P27" text:outline-level="2"/>
      <text:p text:style-name="P57"/>
      <text:p text:style-name="P57"/>
      <text:h text:style-name="P27" text:outline-level="2"><text:soft-page-break/>Customize Sort Function</text:h>
      <text:p text:style-name="P57">You can also customize your own function by using the keyword argument <text:span text:style-name="Source_20_Text">key =</text:span><text:span text:style-name="Source_20_Text"><text:span text:style-name="Emphasis"> function</text:span></text:span>.</text:p>
      <text:p text:style-name="P57">The function will return a number that will be used to sort the list (the lowest number first):</text:p>
      <text:p text:style-name="P57">Sort the list based on how close the number is to 50:</text:p>
      <text:p text:style-name="P57"><draw:frame text:anchor-type="paragraph" draw:z-index="19" draw:name="Shape6_8" draw:style-name="gr3" draw:text-style-name="P100" svg:width="7.404cm" svg:height="4.007cm" svg:x="2.092cm" svg:y="0.051cm"><draw:text-box><text:p text:style-name="P99"><text:span text:style-name="T26">def myfunc(n):</text:span></text:p><text:p text:style-name="P99"><text:span text:style-name="T26"><text:s text:c="2"/></text:span><text:span text:style-name="T26">return abs(n - 50)</text:span></text:p><text:p text:style-name="P99"><text:span text:style-name="T26"/></text:p><text:p text:style-name="P99"><text:span text:style-name="T26">thislist = [100, 50, 65, 82, 23]</text:span></text:p><text:p text:style-name="P99"><text:span text:style-name="T26">thislist.sort(key = myfunc)</text:span></text:p><text:p text:style-name="P99"><text:span text:style-name="T26">print(thislist)</text:span></text:p></draw:text-box></draw:frame></text:p>
      <text:p text:style-name="P98"><text:span text:style-name="T5"/></text:p>
      <text:p text:style-name="P38"/>
      <text:p text:style-name="P38"/>
      <text:p text:style-name="P57"/>
      <text:p text:style-name="P57"/>
      <text:p text:style-name="P57"/>
      <text:h text:style-name="P27" text:outline-level="2">Case Insensitive Sort</text:h>
      <text:p text:style-name="P57">By default the <text:span text:style-name="Source_20_Text">sort()</text:span> method is case sensitive, resulting in all capital letters being sorted before lower case letters:</text:p>
      <text:p text:style-name="P57">Luckily we can use built-in functions as key functions when sorting a list.</text:p>
      <text:p text:style-name="P57"><draw:frame text:anchor-type="paragraph" draw:z-index="20" draw:name="Shape6_9" draw:style-name="gr2" draw:text-style-name="P100" svg:width="11.956cm" svg:height="2.105cm" svg:x="0.265cm" svg:y="0.249cm"><draw:text-box><text:p text:style-name="P99"><text:span text:style-name="T26">thislist = ["banana", "Orange", "Kiwi", "cherry"]</text:span></text:p><text:p text:style-name="P99"><text:span text:style-name="T26">thislist.sort(key = str.lower)</text:span></text:p><text:p text:style-name="P99"><text:span text:style-name="T26">print(thislist)</text:span></text:p></draw:text-box></draw:frame></text:p>
      <text:p text:style-name="P57"/>
      <text:p text:style-name="P57"/>
      <text:p text:style-name="P57"/>
      <text:p text:style-name="P57">The <text:span text:style-name="Source_20_Text">reverse()</text:span> method reverses the current sorting order of the elements.</text:p>
      <text:p text:style-name="P57"/>
      <text:h text:style-name="P27" text:outline-level="2">Copy a List</text:h>
      <text:list xml:id="list1236485900" text:style-name="L20">
        <text:list-item>
          <text:p text:style-name="P58">You cannot copy a list simply by typing <text:span text:style-name="Source_20_Text">list2 = list1</text:span>, because: <text:span text:style-name="Source_20_Text">list2</text:span> will only be a <text:span text:style-name="Emphasis">reference</text:span> to <text:span text:style-name="Source_20_Text">list1</text:span>, and changes made in <text:span text:style-name="Source_20_Text">list1</text:span> will automatically also be made in <text:span text:style-name="Source_20_Text">list2</text:span>.</text:p>
        </text:list-item>
        <text:list-item>
          <text:p text:style-name="P58">There are ways to make a copy, one way is to use the built-in List method <text:span text:style-name="Source_20_Text">copy()</text:span>.</text:p>
          <text:list>
            <text:list-item>
              <text:p text:style-name="P58">mylist = thislist.copy()</text:p>
            </text:list-item>
          </text:list>
        </text:list-item>
        <text:list-item>
          <text:p text:style-name="P58">Another way to make a copy is to use the built-in method <text:span text:style-name="Source_20_Text">list()</text:span>.</text:p>
          <text:list>
            <text:list-item>
              <text:p text:style-name="P58">mylist = <text:span text:style-name="T3">list</text:span>(thislist)</text:p>
            </text:list-item>
          </text:list>
        </text:list-item>
      </text:list>
      <text:p text:style-name="P57"/>
      <text:h text:style-name="P27" text:outline-level="2">Join Two Lists</text:h>
      <text:list xml:id="list2481499893" text:style-name="L21">
        <text:list-item>
          <text:p text:style-name="P59">One of the easiest ways are by using the <text:span text:style-name="Source_20_Text">+</text:span> operator.</text:p>
          <text:list>
            <text:list-item>
              <text:p text:style-name="P59"><text:soft-page-break/>list3 = list1 + list2</text:p>
            </text:list-item>
          </text:list>
        </text:list-item>
        <text:list-item>
          <text:p text:style-name="P59">Another way to join two lists is by appending all the items from list2 into list1, one by one:</text:p>
        </text:list-item>
        <text:list-item>
          <text:p text:style-name="P59">Or you can use the <text:span text:style-name="Source_20_Text">extend()</text:span> method, which purpose is to add elements from one list to another list:</text:p>
          <text:list>
            <text:list-header>
              <text:h text:style-name="P28" text:outline-level="2"/>
            </text:list-header>
          </text:list>
          <text:h text:style-name="P28" text:outline-level="2">List Methods</text:h>
        </text:list-item>
      </text:list>
      <text:p text:style-name="Text_20_body">Python has a set of built-in methods that you can use on lists.</text:p>
      <table:table table:name="Table16" table:style-name="Table16">
        <table:table-column table:style-name="Table16.A"/>
        <table:table-column table:style-name="Table16.B"/>
        <table:table-row table:style-name="TableLine94032686363632">
          <table:table-cell table:style-name="Table16.A1" office:value-type="string">
            <text:p text:style-name="Table_20_Heading">Method</text:p>
          </table:table-cell>
          <table:table-cell table:style-name="Table16.A1" office:value-type="string">
            <text:p text:style-name="Table_20_Heading">Description</text:p>
          </table:table-cell>
        </table:table-row>
        <table:table-row table:style-name="TableLine94032686363632">
          <table:table-cell table:style-name="Table16.A1" office:value-type="string">
            <text:p text:style-name="Table_20_Contents"><text:a xlink:type="simple" xlink:href="https://www.w3schools.com/python/ref_list_append.asp" text:style-name="Internet_20_link" text:visited-style-name="Visited_20_Internet_20_Link">append()</text:a></text:p>
          </table:table-cell>
          <table:table-cell table:style-name="Table16.A1" office:value-type="string">
            <text:p text:style-name="Table_20_Contents">Adds an element at the end of the list</text:p>
          </table:table-cell>
        </table:table-row>
        <table:table-row table:style-name="TableLine94032686363632">
          <table:table-cell table:style-name="Table16.A1" office:value-type="string">
            <text:p text:style-name="Table_20_Contents"><text:a xlink:type="simple" xlink:href="https://www.w3schools.com/python/ref_list_clear.asp" text:style-name="Internet_20_link" text:visited-style-name="Visited_20_Internet_20_Link">clear()</text:a></text:p>
          </table:table-cell>
          <table:table-cell table:style-name="Table16.A1" office:value-type="string">
            <text:p text:style-name="Table_20_Contents">Removes all the elements from the list</text:p>
          </table:table-cell>
        </table:table-row>
        <table:table-row table:style-name="TableLine94032686363632">
          <table:table-cell table:style-name="Table16.A1" office:value-type="string">
            <text:p text:style-name="Table_20_Contents"><text:a xlink:type="simple" xlink:href="https://www.w3schools.com/python/ref_list_copy.asp" text:style-name="Internet_20_link" text:visited-style-name="Visited_20_Internet_20_Link">copy()</text:a></text:p>
          </table:table-cell>
          <table:table-cell table:style-name="Table16.A1" office:value-type="string">
            <text:p text:style-name="Table_20_Contents">Returns a copy of the list</text:p>
          </table:table-cell>
        </table:table-row>
        <table:table-row table:style-name="TableLine94032686363632">
          <table:table-cell table:style-name="Table16.A1" office:value-type="string">
            <text:p text:style-name="Table_20_Contents"><text:a xlink:type="simple" xlink:href="https://www.w3schools.com/python/ref_list_count.asp" text:style-name="Internet_20_link" text:visited-style-name="Visited_20_Internet_20_Link">count()</text:a></text:p>
          </table:table-cell>
          <table:table-cell table:style-name="Table16.A1" office:value-type="string">
            <text:p text:style-name="Table_20_Contents">Returns the number of elements with the specified value</text:p>
          </table:table-cell>
        </table:table-row>
        <table:table-row table:style-name="TableLine94032686363632">
          <table:table-cell table:style-name="Table16.A1" office:value-type="string">
            <text:p text:style-name="Table_20_Contents"><text:a xlink:type="simple" xlink:href="https://www.w3schools.com/python/ref_list_extend.asp" text:style-name="Internet_20_link" text:visited-style-name="Visited_20_Internet_20_Link">extend()</text:a></text:p>
          </table:table-cell>
          <table:table-cell table:style-name="Table16.A1" office:value-type="string">
            <text:p text:style-name="Table_20_Contents">Add the elements of a list (or any iterable), to the end of the current list</text:p>
          </table:table-cell>
        </table:table-row>
        <table:table-row table:style-name="TableLine94032686363632">
          <table:table-cell table:style-name="Table16.A1" office:value-type="string">
            <text:p text:style-name="Table_20_Contents"><text:a xlink:type="simple" xlink:href="https://www.w3schools.com/python/ref_list_index.asp" text:style-name="Internet_20_link" text:visited-style-name="Visited_20_Internet_20_Link">index()</text:a></text:p>
          </table:table-cell>
          <table:table-cell table:style-name="Table16.A1" office:value-type="string">
            <text:p text:style-name="Table_20_Contents">Returns the index of the first element with the specified value</text:p>
          </table:table-cell>
        </table:table-row>
        <table:table-row table:style-name="TableLine94032686363632">
          <table:table-cell table:style-name="Table16.A1" office:value-type="string">
            <text:p text:style-name="Table_20_Contents"><text:a xlink:type="simple" xlink:href="https://www.w3schools.com/python/ref_list_insert.asp" text:style-name="Internet_20_link" text:visited-style-name="Visited_20_Internet_20_Link">insert()</text:a></text:p>
          </table:table-cell>
          <table:table-cell table:style-name="Table16.A1" office:value-type="string">
            <text:p text:style-name="Table_20_Contents">Adds an element at the specified position</text:p>
          </table:table-cell>
        </table:table-row>
        <table:table-row table:style-name="TableLine94032686363632">
          <table:table-cell table:style-name="Table16.A1" office:value-type="string">
            <text:p text:style-name="Table_20_Contents"><text:a xlink:type="simple" xlink:href="https://www.w3schools.com/python/ref_list_pop.asp" text:style-name="Internet_20_link" text:visited-style-name="Visited_20_Internet_20_Link">pop()</text:a></text:p>
          </table:table-cell>
          <table:table-cell table:style-name="Table16.A1" office:value-type="string">
            <text:p text:style-name="Table_20_Contents">Removes the element at the specified position</text:p>
          </table:table-cell>
        </table:table-row>
        <table:table-row table:style-name="TableLine94032686363632">
          <table:table-cell table:style-name="Table16.A1" office:value-type="string">
            <text:p text:style-name="Table_20_Contents"><text:a xlink:type="simple" xlink:href="https://www.w3schools.com/python/ref_list_remove.asp" text:style-name="Internet_20_link" text:visited-style-name="Visited_20_Internet_20_Link">remove()</text:a></text:p>
          </table:table-cell>
          <table:table-cell table:style-name="Table16.A1" office:value-type="string">
            <text:p text:style-name="Table_20_Contents">Removes the item with the specified value</text:p>
          </table:table-cell>
        </table:table-row>
        <table:table-row table:style-name="TableLine94032686363632">
          <table:table-cell table:style-name="Table16.A1" office:value-type="string">
            <text:p text:style-name="Table_20_Contents"><text:a xlink:type="simple" xlink:href="https://www.w3schools.com/python/ref_list_reverse.asp" text:style-name="Internet_20_link" text:visited-style-name="Visited_20_Internet_20_Link">reverse()</text:a></text:p>
          </table:table-cell>
          <table:table-cell table:style-name="Table16.A1" office:value-type="string">
            <text:p text:style-name="Table_20_Contents">Reverses the order of the list</text:p>
          </table:table-cell>
        </table:table-row>
        <table:table-row table:style-name="TableLine94032686363632">
          <table:table-cell table:style-name="Table16.A1" office:value-type="string">
            <text:p text:style-name="Table_20_Contents"><text:a xlink:type="simple" xlink:href="https://www.w3schools.com/python/ref_list_sort.asp" text:style-name="Internet_20_link" text:visited-style-name="Visited_20_Internet_20_Link">sort()</text:a></text:p>
          </table:table-cell>
          <table:table-cell table:style-name="Table16.A1" office:value-type="string">
            <text:p text:style-name="Table_20_Contents">Sorts the list</text:p>
          </table:table-cell>
        </table:table-row>
      </table:table>
      <text:p text:style-name="P57"/>
      <text:p text:style-name="P57"/>
      <text:h text:style-name="P23" text:outline-level="1">Python Tuples</text:h>
      <text:list xml:id="list2490388291" text:style-name="L22">
        <text:list-item>
          <text:p text:style-name="P60">A tuple is a collection which is ordered and <text:span text:style-name="Strong_20_Emphasis">unchangeable</text:span>.</text:p>
        </text:list-item>
        <text:list-item>
          <text:p text:style-name="P60">Tuples are written with round brackets.</text:p>
          <text:list>
            <text:list-item>
              <text:p text:style-name="P94"><text:span text:style-name="T16">thistuple = (</text:span><text:span text:style-name="T9">"apple"</text:span><text:span text:style-name="T16">, </text:span><text:span text:style-name="T9">"banana"</text:span><text:span text:style-name="T16">, </text:span><text:span text:style-name="T9">"cherry"</text:span><text:span text:style-name="T16">)</text:span></text:p>
            </text:list-item>
          </text:list>
        </text:list-item>
      </text:list>
      <text:list xml:id="list1439883973" text:style-name="L23">
        <text:list-item>
          <text:p text:style-name="P95">Tuple items are ordered, unchangeable, and allow duplicate values.</text:p>
        </text:list-item>
        <text:list-item>
          <text:p text:style-name="P95">Tuple items are indexed, the first item has index <text:span text:style-name="Source_20_Text">[0]</text:span>, the second item has index <text:span text:style-name="Source_20_Text">[1]</text:span> etc.</text:p>
        </text:list-item>
        <text:list-item>
          <text:p text:style-name="P95">When we say that tuples are ordered, it means that the items have a defined order, and that order will not change.</text:p>
        </text:list-item>
        <text:list-item>
          <text:p text:style-name="P95">Tuples are unchangeable, meaning that we cannot change, add or remove items after the tuple has been created.</text:p>
        </text:list-item>
        <text:list-item>
          <text:p text:style-name="P95">Since tuples are indexed, they can have items with the same value:</text:p>
        </text:list-item>
        <text:list-item>
          <text:p text:style-name="P95">To determine how many items a tuple has, use the <text:span text:style-name="Source_20_Text">len()</text:span> function:</text:p>
        </text:list-item>
        <text:list-item>
          <text:p text:style-name="P95"><text:soft-page-break/>To create a tuple with only one item, you have to add a comma after the item, otherwise Python will not recognize it as a tuple.</text:p>
        </text:list-item>
      </text:list>
      <text:p text:style-name="Text_20_body"><draw:frame text:anchor-type="paragraph" draw:z-index="21" draw:name="Shape6_10" draw:style-name="gr1" draw:text-style-name="P100" svg:width="13.849cm" svg:height="2.966cm" svg:x="1.723cm" svg:y="0.42cm"><draw:text-box><text:p text:style-name="P99"><text:span text:style-name="T26">thistuple = ("apple",)</text:span></text:p><text:p text:style-name="P99"><text:span text:style-name="T26">print(type(thistuple))</text:span></text:p><text:p text:style-name="P99"><text:span text:style-name="T26"/></text:p><text:p text:style-name="P99"><text:span text:style-name="T26">#NOT a tuple</text:span></text:p><text:p text:style-name="P99"><text:span text:style-name="T26">thistuple = ("apple")</text:span></text:p><text:p text:style-name="P99"><text:span text:style-name="T26">print(type(thistuple)) </text:span></text:p></draw:text-box></draw:frame></text:p>
      <text:p text:style-name="Text_20_body"/>
      <text:p text:style-name="Text_20_body"/>
      <text:p text:style-name="Text_20_body"/>
      <text:p text:style-name="Text_20_body"/>
      <text:p text:style-name="Text_20_body"/>
      <text:p text:style-name="Text_20_body"/>
      <text:list xml:id="list222506168378396" text:continue-numbering="true" text:style-name="L23">
        <text:list-item>
          <text:p text:style-name="P95">Tuple items can be of any data type:</text:p>
        </text:list-item>
        <text:list-item>
          <text:p text:style-name="P95"><draw:frame text:anchor-type="paragraph" draw:z-index="22" draw:name="Shape6_11" draw:style-name="gr1" draw:text-style-name="P100" svg:width="13.849cm" svg:height="3.46cm" svg:x="1.723cm" svg:y="0.42cm"><draw:text-box><text:p text:style-name="P99"><text:span text:style-name="T26">tuple1 = ("apple", "banana", "cherry")</text:span></text:p><text:p text:style-name="P99"><text:span text:style-name="T26">tuple2 = (1, 5, 7, 9, 3)</text:span></text:p><text:p text:style-name="P99"><text:span text:style-name="T26">tuple3 = (True, False, False)</text:span></text:p><text:p text:style-name="P99"><text:span text:style-name="T26"/></text:p><text:p text:style-name="P99"><text:span text:style-name="T26">tuple4= ("abc", 34, True, 40, "male") </text:span></text:p><text:p text:style-name="P99"><text:span text:style-name="T26"/></text:p><text:p text:style-name="P99"><text:span text:style-name="T26"/></text:p></draw:text-box></draw:frame></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1:40:34.463965792</meta:creation-date>
    <dc:date>2022-03-04T22:25:04.591574825</dc:date>
    <meta:editing-duration>PT29M16S</meta:editing-duration>
    <meta:editing-cycles>10</meta:editing-cycles>
    <meta:generator>LibreOffice/6.4.7.2$Linux_X86_64 LibreOffice_project/40$Build-2</meta:generator>
    <meta:document-statistic meta:table-count="16" meta:image-count="0" meta:object-count="0" meta:page-count="16" meta:paragraph-count="456" meta:word-count="3024" meta:character-count="16694" meta:non-whitespace-character-count="14187"/>
  </office:meta>
</office:document-meta>
</file>